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96cm"/>
    </style:style>
    <style:style style:name="co2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2.686cm"/>
    </style:style>
    <style:style style:name="co12" style:family="table-column">
      <style:table-column-properties fo:break-before="auto" style:column-width="1.707cm"/>
    </style:style>
    <style:style style:name="co19" style:family="table-column">
      <style:table-column-properties fo:break-before="auto" style:column-width="1.953cm"/>
    </style:style>
    <style:style style:name="co9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1.72cm"/>
    </style:style>
    <style:style style:name="co20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3.581cm"/>
    </style:style>
    <style:style style:name="co16" style:family="table-column">
      <style:table-column-properties fo:break-before="auto" style:column-width="3.044cm"/>
    </style:style>
    <style:style style:name="co21" style:family="table-column">
      <style:table-column-properties fo:break-before="auto" style:column-width="3.007cm"/>
    </style:style>
    <style:style style:name="co22" style:family="table-column">
      <style:table-column-properties fo:break-before="auto" style:column-width="4.549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3.027cm"/>
    </style:style>
    <style:style style:name="co25" style:family="table-column">
      <style:table-column-properties fo:break-before="auto" style:column-width="2.256cm"/>
    </style:style>
    <style:style style:name="co26" style:family="table-column">
      <style:table-column-properties fo:break-before="auto" style:column-width="2.328cm"/>
    </style:style>
    <style:style style:name="co27" style:family="table-column">
      <style:table-column-properties fo:break-before="auto" style:column-width="3.062cm"/>
    </style:style>
    <style:style style:name="co28" style:family="table-column">
      <style:table-column-properties fo:break-before="auto" style:column-width="2.812cm"/>
    </style:style>
    <style:style style:name="co29" style:family="table-column">
      <style:table-column-properties fo:break-before="auto" style:column-width="2.381cm"/>
    </style:style>
    <style:style style:name="co30" style:family="table-column">
      <style:table-column-properties fo:break-before="auto" style:column-width="3.313cm"/>
    </style:style>
    <style:style style:name="ro6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758cm" fo:break-before="auto" style:use-optimal-row-height="false"/>
    </style:style>
    <style:style style:name="ro7" style:family="table-row">
      <style:table-row-properties style:row-height="2.028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ta2" style:family="table" style:master-page-name="PageStyle_5f_Andover">
      <style:table-properties table:display="true" style:writing-mode="lr-tb"/>
    </style:style>
    <style:style style:name="ta3" style:family="table" style:master-page-name="PageStyle_5f_Basingstoke">
      <style:table-properties table:display="true" style:writing-mode="lr-tb"/>
    </style:style>
    <style:style style:name="ta4" style:family="table" style:master-page-name="PageStyle_5f_Ashford">
      <style:table-properties table:display="true" style:writing-mode="lr-tb"/>
    </style:style>
    <style:style style:name="ta5" style:family="table" style:master-page-name="PageStyle_5f_Bognor_20_Regis">
      <style:table-properties table:display="true" style:writing-mode="lr-tb"/>
    </style:style>
    <style:style style:name="ta6" style:family="table" style:master-page-name="PageStyle_5f_Brighton">
      <style:table-properties table:display="true" style:writing-mode="lr-tb"/>
    </style:style>
    <style:style style:name="ta7" style:family="table" style:master-page-name="PageStyle_5f_Broadstairs">
      <style:table-properties table:display="true" style:writing-mode="lr-tb"/>
    </style:style>
    <style:style style:name="ta8" style:family="table" style:master-page-name="PageStyle_5f_Exmouth">
      <style:table-properties table:display="true" style:writing-mode="lr-tb"/>
    </style:style>
    <style:style style:name="ta10" style:family="table" style:master-page-name="PageStyle_5f_Northumberland_20_Heath">
      <style:table-properties table:display="true" style:writing-mode="lr-tb"/>
    </style:style>
    <style:style style:name="ta11" style:family="table" style:master-page-name="PageStyle_5f_Polegate">
      <style:table-properties table:display="true" style:writing-mode="lr-tb"/>
    </style:style>
    <style:style style:name="ta12" style:family="table" style:master-page-name="PageStyle_5f_Ramsgate">
      <style:table-properties table:display="true" style:writing-mode="lr-tb"/>
    </style:style>
    <style:style style:name="ta13" style:family="table" style:master-page-name="PageStyle_5f_Sheerness">
      <style:table-properties table:display="true" style:writing-mode="lr-tb"/>
    </style:style>
    <style:style style:name="ta14" style:family="table" style:master-page-name="PageStyle_5f_Sittingbourne">
      <style:table-properties table:display="true" style:writing-mode="lr-tb"/>
    </style:style>
    <style:style style:name="ta15" style:family="table" style:master-page-name="PageStyle_5f_Regional_20_Total">
      <style:table-properties table:display="true" style:writing-mode="lr-tb"/>
    </style:style>
    <style:style style:name="ta16" style:family="table" style:master-page-name="PageStyle_5f_Eastbourn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001" number:language="en" number:country="GB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number:number-style style:name="N8003" number:language="en" number:country="GB">
      <number:number number:decimal-places="0" number:min-integer-digits="1" number:grouping="true"/>
    </number:number-style>
    <number:number-style style:name="N8004" number:language="en" number:country="GB">
      <number:number number:decimal-places="2" number:min-integer-digits="1" number:grouping="true"/>
    </number:number-style>
    <style:style style:name="ce10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ffffff"/>
    </style:style>
    <style:style style:name="ce17" style:family="table-cell" style:parent-style-name="Excel_20_Built-in_20_Normal" style:data-style-name="N0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 style:data-style-name="N108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Normal" style:data-style-name="N0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e2f0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xcel_20_Built-in_20_Normal_20_1_20_2_20_2_20_2_20_2_20_2_20_2_20_2_20_2_20_2_20_2_20_2_20_2_20_2_20_3_20_3_20_2_20_2_20_2_20_2">
      <style:table-cell-properties fo:border-bottom="none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Excel_20_Built-in_20_Normal_20_1_20_2_20_2_20_2_20_2_20_2_20_2_20_2_20_2_20_2_20_2_20_2_20_2_20_2_20_3_20_3_20_2_20_2_20_2_20_2">
      <style:table-cell-properties fo:border-bottom="0.088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1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Normal_20_1_20_2_20_2_20_2_20_2_20_2_20_2_20_2_20_2_20_2_20_2_20_2_20_2_20_2_20_3_20_3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Excel_20_Built-in_20_Normal_20_1_20_2_20_2_20_2_20_2_20_2_20_2_20_2_20_2_20_2_20_2_20_2_20_2_20_2_20_3_20_3_20_2_20_2_20_2_20_2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Excel_20_Built-in_20_Normal_20_1_20_2_20_2_20_2_20_2_20_2_20_2_20_2_20_2_20_2_20_2_20_2_20_2_20_2_20_3_20_3_20_2_20_2_20_2_20_2">
      <style:table-cell-properties fo:border-bottom="0.088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Excel_20_Built-in_20_Normal_20_1_20_2_20_2_20_2_20_2_20_2_20_2_20_2_20_2_20_2_20_2_20_2_20_2_20_2_20_3_20_3_20_2_20_2_20_2_20_2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Excel_20_Built-in_20_Normal_20_1_20_2_20_2_20_2_20_2_20_2_20_2_20_2_20_2_20_2_20_2_20_2_20_2_20_2_20_3_20_3_20_2_20_2_20_2_20_2">
      <style:table-cell-properties fo:border-bottom="0.088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Excel_20_Built-in_20_Normal" style:data-style-name="N80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0" style:family="table-cell" style:parent-style-name="Excel_20_Built-in_20_Normal" style:data-style-name="N8004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_20_18">
      <style:table-cell-properties fo:background-color="#ffffff"/>
    </style:style>
    <style:style style:name="ce74" style:family="table-cell" style:parent-style-name="Excel_20_Built-in_20_Normal">
      <style:table-cell-properties fo:border-bottom="0.035cm solid #000000" fo:background-color="#e2f0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Excel_20_Built-in_20_Normal_20_2_20_2_20_2_20_3_20_2_20_2_20_3_20_3_20_3_20_2_20_2_20_2_20_2_20_2_20_2_20_2_20_2_20_2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Excel_20_Built-in_20_Normal_20_2_20_2_20_2_20_3_20_2_20_2_20_3_20_3_20_3_20_2_20_2_20_2_20_2_20_2_20_2_20_2_20_2_20_2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Normal_20_2_20_2_20_2_20_3_20_2_20_2_20_3_20_3_20_3_20_2_20_2_20_2_20_2_20_2_20_2_20_2_20_2_20_2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_20_1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Excel_20_Built-in_20_Normal_20_1_20_2_20_2_20_2_20_2_20_2_20_2_20_2_20_2_20_2_20_2_20_2_20_2_20_2_20_3_20_3_20_2_20_2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Heading1_20_3_20_2_20_2_20_3_20_2_20_2_20_2_20_2_20_2_20_3_20_3_20_2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Heading1_20_3_20_2_20_2_20_3_20_2_20_2_20_2_20_2_20_2_20_3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_20_1_20_2_20_2_20_2_20_2_20_2_20_2_20_2_20_2_20_2_20_2_20_2_20_2_20_2_20_3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8" style:family="table-cell" style:parent-style-name="Heading1_20_1_20_2_20_2_20_2_20_2_20_4_20_2_20_2_20_2_20_2_20_2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Result_20_1_20_2_20_2_20_2_20_3_20_2_20_2_20_2_20_3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Excel_20_Built-in_20_Normal_20_2_20_2_20_2_20_3_20_2_20_2_20_3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Heading1_20_1_20_2_20_2_20_2_20_2_20_4_20_2_20_2_20_2_20_2_20_2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Excel_20_Built-in_20_Normal_20_1_20_2_20_2_20_2_20_2_20_2_20_2_20_3_20_3_20_2_20_2_20_3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Result_20_1_20_2_20_2_20_2_20_3_20_2_20_2_20_2_20_3_20_3_20_3_20_2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xcel_20_Built-in_20_Normal_20_1_20_2_20_2_20_2_20_2_20_2_20_2_20_3_20_3_20_2_20_2_20_3_20_3_20_3_20_2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Heading1_20_1_20_2_20_2_20_2_20_2_20_4_20_2_20_2_20_2_20_2_20_2_20_3_20_2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Heading1_20_1_20_2_20_2_20_2_20_2_20_4_20_2_20_2_20_2_20_2_20_2_20_3_20_2_20_2_20_2_20_2_20_2_20_2_20_2_20_2_20_2" style:data-style-name="N8001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Heading1_20_1_20_2_20_2_20_2_20_2_20_4_20_2_20_2_20_2_20_2_20_2_20_3_20_2_20_2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Heading1_20_1_20_2_20_2_20_2_20_2_20_4_20_2_20_2_20_2_20_2_20_2_20_3_20_2_20_2_20_2_20_2_20_2_20_2_20_2_20_2_20_2" style:data-style-name="N8003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Heading1_20_1_20_2_20_2_20_2_20_2_20_4_20_2_20_2_20_2_20_2_20_2_20_3_20_2_20_2_20_2_20_2_20_2_20_2_20_2_20_2_20_2" style:data-style-name="N800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Excel_20_Built-in_20_Normal_20_18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Excel_20_Built-in_20_Normal" style:data-style-name="N107">
      <style:table-cell-properties fo:background-color="#f2f2f2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Normal">
      <style:table-cell-properties fo:background-color="#f2f2f2"/>
    </style:style>
    <style:style style:name="ce32" style:family="table-cell" style:parent-style-name="Heading1_20_3_20_2_20_2_20_3_20_2_20_2_20_2_20_2_20_2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Heading1_20_3_20_2_20_2_20_3_20_2_20_2_20_2_20_2_20_2_20_3_20_3_20_2_20_2_20_2_20_2_20_2_20_2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Result_20_1_20_2_20_2_20_2_20_3_20_2_20_2_20_2_20_3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4" style:family="table-cell" style:parent-style-name="Excel_20_Built-in_20_Normal" style:data-style-name="N0">
      <style:table-cell-properties fo:background-color="#f2f2f2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Excel_20_Built-in_20_Normal_20_10_20_2_20_2_20_2_20_2_20_2_20_2_20_2_20_2_20_2_20_2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Excel_20_Built-in_20_Normal_20_10_20_2_20_2_20_2_20_2_20_2_20_2_20_2_20_2_20_2_20_2_20_3_20_3_20_2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Result_20_1_20_2_20_2_20_2_20_3_20_2_20_2_20_2_20_3_20_3_20_3_20_2_20_2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8" style:family="table-cell" style:parent-style-name="Excel_20_Built-in_20_Normal" style:data-style-name="N108">
      <style:table-cell-properties fo:background-color="#f2f2f2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9" style:family="table-cell" style:parent-style-name="Result_20_1_20_2_20_2_20_2_20_3_20_2_20_2_20_2_20_3_20_3_20_3_20_2_20_2_20_2_20_2_20_2_20_2_20_2_20_2_20_2" style:data-style-name="N8003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2" style:family="table-cell" style:parent-style-name="Excel_20_Built-in_20_Normal_20_1_20_2_20_2_20_2_20_2_20_2_20_2_20_3_20_3_20_2_20_2_20_3_20_3_20_3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3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Excel_20_Built-in_20_Normal_20_1_20_2_20_2_20_2_20_2_20_2_20_2_20_3_20_3_20_2_20_2_20_3_20_3_20_3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5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Excel_20_Built-in_20_Normal_20_1_20_2_20_2_20_2_20_2_20_2_20_2_20_3_20_3_20_2_20_2_20_3_20_3_20_3_20_2_20_2_20_2_20_2_20_2_20_2_20_2_20_2" style:data-style-name="N8001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8" style:family="table-cell" style:parent-style-name="Excel_20_Built-in_20_Normal_20_1_20_2_20_2_20_2_20_2_20_2_20_2_20_3_20_3_20_2_20_2_20_3_20_3_20_3_20_2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9" style:family="table-cell" style:parent-style-name="Excel_20_Built-in_20_Normal_20_1_20_2_20_2_20_2_20_2_20_2_20_2_20_3_20_3_20_2_20_2_20_3_20_3_20_3_20_2_20_2_20_2_20_2_20_2_20_2_20_2_20_2" style:data-style-name="N8003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0" style:family="table-cell" style:parent-style-name="Excel_20_Built-in_20_Normal_20_1_20_2_20_2_20_2_20_2_20_2_20_2_20_3_20_3_20_2_20_2_20_3_20_3_20_3_20_2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1" style:family="table-cell" style:parent-style-name="Excel_20_Built-in_20_Normal_20_1_20_2_20_2_20_2_20_2_20_2_20_2_20_2_20_2_20_2_20_2_20_2_20_2_20_2_20_3_20_3_20_2_20_2_20_2_20_2_20_3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Heading1_20_1_20_2_20_2_20_2_20_2_20_4_20_2_20_2_20_2_20_2_20_2_20_3_20_2_20_2_20_2_20_2_20_2_20_2_20_2_20_2_20_2" style:data-style-name="N1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3" style:family="table-cell" style:parent-style-name="Excel_20_Built-in_20_Normal_20_1_20_2_20_2_20_2_20_2_20_2_20_2_20_3_20_3_20_3_20_2_20_2_20_2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4" style:family="table-cell" style:parent-style-name="Excel_20_Built-in_20_Normal_20_1_20_2_20_2_20_2_20_2_20_2_20_2_20_3_20_3_20_3_20_2_20_2_20_2_20_3_20_3_20_2_20_2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5" style:family="table-cell" style:parent-style-name="Excel_20_Built-in_20_Normal_20_1_20_2_20_2_20_2_20_2_20_2_20_2_20_3_20_3_20_3_20_2_20_2_20_2_20_3_20_3_20_2_20_2_20_2_20_2_20_2_20_2_20_2_20_2_20_2" style:data-style-name="N8003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6" style:family="table-cell" style:parent-style-name="Excel_20_Built-in_20_Normal_20_1_20_2_20_2_20_2_20_2_20_2_20_2_20_2_20_2_20_3_20_2_20_2_20_2_20_3_20_3_20_2_20_2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2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123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5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Heading1_20_3_20_2_20_2_20_3_20_2_20_2_20_2_20_2_20_2_20_3_20_3_20_2_20_2_20_2_20_2_20_2_20_2_20_2_20_2_20_2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8" style:family="table-cell" style:parent-style-name="Excel_20_Built-in_20_Normal" style:data-style-name="N0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9" style:family="table-cell" style:parent-style-name="Heading1_20_3_20_2_20_2_20_3_20_2_20_2_20_2_20_2_20_2_20_3_20_3_20_2_20_2_20_2_20_2_20_2_20_2_20_2_20_2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0" style:family="table-cell" style:parent-style-name="Heading1_20_1_20_2_20_2_20_2_20_2_20_4_20_2_20_2_20_2_20_2_20_2_20_3_20_2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Heading1_20_3_20_2_20_2_20_3_20_2_20_2_20_2_20_2_20_2_20_3_20_3_20_2_20_2_20_2_20_2_20_2_20_2_20_2_20_2_20_2">
      <style:table-cell-properties fo:border-bottom="0.088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2" style:family="table-cell" style:parent-style-name="Heading1_20_3_20_2_20_2_20_3_20_2_20_2_20_2_20_2_20_2_20_3_20_3_20_2_20_2_20_2_20_2_20_2_20_2_20_2_20_2_20_2" style:data-style-name="N8004">
      <style:table-cell-properties fo:border-bottom="0.088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3" style:family="table-cell" style:parent-style-name="Heading1_20_3_20_2_20_2_20_3_20_2_20_2_20_2_20_2_20_2_20_3_20_3_20_2_20_2_20_2_20_2_20_2_20_2_20_2_20_2_20_2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4" style:family="table-cell" style:parent-style-name="Excel_20_Built-in_20_Normal_20_18">
      <style:table-cell-properties fo:border-bottom="0.088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Normal_20_18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Heading1_20_1_20_2_20_2_20_2_20_2_20_4_20_2_20_2_20_2_20_2_20_2_20_3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7" style:family="table-cell" style:parent-style-name="Excel_20_Built-in_20_Normal_20_10_20_2_20_2_20_2_20_2_20_2_20_2_20_2_20_2_20_2_20_2_20_3_20_3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8" style:family="table-cell" style:parent-style-name="Heading1_20_3_20_2_20_2_20_3_20_2_20_2_20_2_20_2_20_2_20_3_20_3_20_2_20_2_20_2_20_2_20_2_20_2_20_3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9" style:family="table-cell" style:parent-style-name="Heading1_20_1_20_2_20_2_20_2_20_2_20_4_20_2_20_2_20_2_20_2_20_2_20_3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0" style:family="table-cell" style:parent-style-name="Excel_20_Built-in_20_Normal_20_10_20_2_20_2_20_2_20_2_20_2_20_2_20_2_20_2_20_2_20_2_20_3_20_3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1" style:family="table-cell" style:parent-style-name="Excel_20_Built-in_20_Normal_20_10_20_2_20_2_20_2_20_2_20_2_20_2_20_2_20_2_20_2_20_2_20_3_20_3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Heading1_20_3_20_2_20_2_20_3_20_2_20_2_20_2_20_2_20_2_20_3_20_3_20_2_20_2_20_2_20_2_20_2_20_2_20_3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3" style:family="table-cell" style:parent-style-name="Heading1_20_1_20_2_20_2_20_2_20_2_20_4_20_2_20_2_20_2_20_2_20_2_20_3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4" style:family="table-cell" style:parent-style-name="Heading1_20_1_20_2_20_2_20_2_20_2_20_4_20_2_20_2_20_2_20_2_20_2_20_3_20_2_20_2_20_2_20_2_20_2_20_2_20_2" style:data-style-name="N800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Excel_20_Built-in_20_Normal_20_1_20_2_20_2_20_2_20_2_20_2_20_2_20_2_20_2_20_2_20_2_20_2_20_2_20_2_20_3_20_3_20_2_20_2">
      <style:table-cell-properties fo:background-color="#ffffff"/>
    </style:style>
    <style:style style:name="ce145" style:family="table-cell" style:parent-style-name="Heading1_20_1_20_2_20_2_20_2_20_2_20_4_20_2_20_2_20_2_20_2_20_2_20_3_20_2_20_2_20_2_20_2_20_2_20_2_20_2_20_2_20_2" style:data-style-name="N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Heading1_20_3_20_2_20_2_20_3_20_2_20_2_20_2_20_2_20_2_20_3_20_3_20_2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8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Heading1_20_3_20_2_20_2_20_3_20_2_20_2_20_2_20_2_20_2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1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3" style:family="table-cell" style:parent-style-name="Heading1_20_3_20_2_20_2_20_3_20_2_20_2_20_2_20_2_20_2_20_3_20_3_20_2_20_2_20_2_20_2_20_2_20_2_20_2_20_2_20_2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4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Heading1_20_3_20_2_20_2_20_3_20_2_20_2_20_2_20_2_20_2_20_3_20_3_20_2_20_2_20_2_20_2_20_2_20_2_20_2_20_2_20_2" style:data-style-name="N8001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7" style:family="table-cell" style:parent-style-name="Heading1_20_3_20_2_20_2_20_3_20_2_20_2_20_2_20_2_20_2_20_3_20_3_20_2_20_2_20_2_20_2_20_2_20_2_20_2_20_2_20_2" style:data-style-name="N8004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8" style:family="table-cell" style:parent-style-name="Heading1_20_3_20_2_20_2_20_3_20_2_20_2_20_2_20_2_20_2_20_3_20_3_20_2_20_2_20_2_20_2_20_2_20_2_20_2_20_2_20_2" style:data-style-name="N8003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9" style:family="table-cell" style:parent-style-name="Heading1_20_3_20_2_20_2_20_3_20_2_20_2_20_2_20_2_20_2_20_3_20_3_20_2_20_2_20_2_20_2_20_2_20_2_20_2_20_2_20_2" style:data-style-name="N800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0" style:family="table-cell" style:parent-style-name="Excel_20_Built-in_20_Normal_20_23_20_2_20_2_20_2_20_3_20_2" style:data-style-name="N3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1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2" style:family="table-cell" style:parent-style-name="Excel_20_Built-in_20_Normal_20_14_20_3_20_2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3" style:family="table-cell" style:parent-style-name="Heading1_20_3_20_2_20_2_20_3_20_2_20_2_20_2_20_2_20_2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4" style:family="table-cell" style:parent-style-name="Excel_20_Built-in_20_Normal_20_2_20_2_20_2_20_3_20_2_20_2_20_3_20_3_20_3_20_2_20_2_20_2_20_2_20_2_20_2_20_2_20_2_20_2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5" style:family="table-cell" style:parent-style-name="Excel_20_Built-in_20_Normal_20_14_20_3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6" style:family="table-cell" style:parent-style-name="Excel_20_Built-in_20_Normal_20_14_20_3_20_2" style:data-style-name="N108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Excel_20_Built-in_20_Normal_20_6">
      <style:table-cell-properties fo:background-color="#ffffff"/>
    </style:style>
    <style:style style:name="ce174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75" style:family="table-cell" style:parent-style-name="Excel_20_Built-in_20_Normal">
      <style:table-cell-properties fo:border-bottom="0.035cm solid #000000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76" style:family="table-cell" style:parent-style-name="Excel_20_Built-in_20_Normal">
      <style:table-cell-properties fo:border-bottom="0.035cm solid #000000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77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78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79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80" style:family="table-cell" style:parent-style-name="Excel_20_Built-in_20_Normal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81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82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6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7" style:family="table-cell" style:parent-style-name="Excel_20_Built-in_20_Normal_20_1_20_2_20_2_20_2_20_2_20_2_20_2_20_2_20_2_20_2_20_2_20_2_20_2_20_2_20_3_20_3_20_2_20_2_20_2_20_2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9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0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1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92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93" style:family="table-cell" style:parent-style-name="Excel_20_Built-in_20_Normal" style:data-style-name="N80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4" style:family="table-cell" style:parent-style-name="Excel_20_Built-in_20_Normal" style:data-style-name="N8004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95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96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9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9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0" style:family="table-cell" style:parent-style-name="Excel_20_Built-in_20_Normal_20_4_20_2_20_3_20_3_20_2_20_2_20_2_20_2_20_3_20_3_20_3_20_2_20_2_20_2_20_2_20_2_20_2_20_2_20_2_20_2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Excel_20_Built-in_20_Normal_20_4_20_2_20_3_20_3_20_2_20_2_20_2_20_2_20_3_20_3_20_3_20_2_20_2_20_2_20_2_20_2_20_2_20_2_20_2_20_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2" style:family="table-cell" style:parent-style-name="Excel_20_Built-in_20_Normal_20_4_20_2_20_3_20_3_20_2_20_2_20_2_20_2_20_3_20_3_20_3_20_2_20_2_20_2_20_2_20_2_20_2_20_2_20_2_20_2" style:data-style-name="N8004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3" style:family="table-cell" style:parent-style-name="Excel_20_Built-in_20_Normal_20_4_20_2_20_3_20_3_20_2_20_2_20_2_20_2_20_3_20_3_20_3_20_2_20_2_20_2_20_2_20_2_20_2_20_2_20_2_20_2" style:data-style-name="N8003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4" style:family="table-cell" style:parent-style-name="Excel_20_Built-in_20_Normal_20_17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onal Total" table:style-name="ta15" table:protected="true" table:print="false">
        <office:forms form:automatic-focus="false" form:apply-design-mode="false"/>
        <table:table-column table:style-name="co22" table:default-cell-style-name="Excel_20_Built-in_20_Normal"/>
        <table:table-column table:style-name="co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9" table:default-cell-style-name="Excel_20_Built-in_20_Normal"/>
        <table:table-column table:style-name="co29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3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7">
          <table:table-cell table:style-name="ce174" office:value-type="string">
            <text:p>Regional View</text:p>
          </table:table-cell>
          <table:table-cell table:style-name="ce182" office:value-type="string">
            <text:p>Resi Listing</text:p>
          </table:table-cell>
          <table:table-cell table:style-name="ce182" office:value-type="string">
            <text:p>Lettings Listing</text:p>
          </table:table-cell>
          <table:table-cell table:style-name="ce182" office:value-type="string">
            <text:p>Fully Managed </text:p>
          </table:table-cell>
          <table:table-cell table:style-name="ce182" office:value-type="string">
            <text:p>Rent Collect</text:p>
          </table:table-cell>
          <table:table-cell table:style-name="ce182" office:value-type="string">
            <text:p>Tenant Find</text:p>
          </table:table-cell>
          <table:table-cell table:style-name="ce182" office:value-type="string">
            <text:p>Gross House Sale</text:p>
          </table:table-cell>
          <table:table-cell table:style-name="ce182" office:value-type="string">
            <text:p>Net House Sale</text:p>
          </table:table-cell>
          <table:table-cell table:style-name="ce182" office:value-type="string">
            <text:p>NHMC Seller</text:p>
          </table:table-cell>
          <table:table-cell table:style-name="ce182" office:value-type="string">
            <text:p>NHMC Buyer</text:p>
          </table:table-cell>
          <table:table-cell table:style-name="ce194" office:value-type="string">
            <text:p>GHS £ Value</text:p>
          </table:table-cell>
          <table:table-cell table:style-name="ce194" office:value-type="string">
            <text:p>Net £ Value</text:p>
          </table:table-cell>
          <table:table-cell table:style-name="ce182" office:value-type="string">
            <text:p>Net apps</text:p>
          </table:table-cell>
          <table:table-cell table:style-name="ce182" office:value-type="string">
            <text:p>Checkins</text:p>
          </table:table-cell>
          <table:table-cell table:style-name="ce195" office:value-type="string">
            <text:p>Exchanged Business £</text:p>
          </table:table-cell>
          <table:table-cell table:style-name="ce196" office:value-type="string">
            <text:p><text:s/>Reforecast</text:p>
          </table:table-cell>
          <table:table-cell table:number-columns-repeated="1008"/>
        </table:table-row>
        <table:table-row table:style-name="ro2">
          <table:table-cell table:style-name="ce175" office:value-type="string">
            <text:p>Andover</text:p>
          </table:table-cell>
          <table:table-cell table:style-name="ce183" table:formula="of:=VLOOKUP([.A2];andover;2;0)" office:value-type="float" office:value="0">
            <text:p/>
          </table:table-cell>
          <table:table-cell table:style-name="ce188" table:formula="of:=VLOOKUP([.A2];andover;3;0)" office:value-type="float" office:value="0">
            <text:p/>
          </table:table-cell>
          <table:table-cell table:style-name="ce188" table:formula="of:=VLOOKUP([.A2];andover;4;0)" office:value-type="float" office:value="0">
            <text:p/>
          </table:table-cell>
          <table:table-cell table:style-name="ce188" table:formula="of:=VLOOKUP([.A2];andover;5;0)" office:value-type="float" office:value="0">
            <text:p/>
          </table:table-cell>
          <table:table-cell table:style-name="ce188" table:formula="of:=VLOOKUP([.A2];andover;6;0)" office:value-type="float" office:value="0">
            <text:p/>
          </table:table-cell>
          <table:table-cell table:style-name="ce188" table:formula="of:=VLOOKUP([.A2];andover;7;0)" office:value-type="float" office:value="0">
            <text:p/>
          </table:table-cell>
          <table:table-cell table:style-name="ce188" table:formula="of:=VLOOKUP([.A2];andover;8;0)" office:value-type="float" office:value="0">
            <text:p/>
          </table:table-cell>
          <table:table-cell table:style-name="ce188" table:formula="of:=VLOOKUP([.A2];andover;9;0)" office:value-type="float" office:value="0">
            <text:p/>
          </table:table-cell>
          <table:table-cell table:style-name="ce188" table:formula="of:=VLOOKUP([.A2];andover;10;0)" office:value-type="float" office:value="0">
            <text:p/>
          </table:table-cell>
          <table:table-cell table:style-name="ce188" table:formula="of:=VLOOKUP([.A2];andover;11;0)" office:value-type="float" office:value="0">
            <text:p/>
          </table:table-cell>
          <table:table-cell table:style-name="ce188" table:formula="of:=VLOOKUP([.A2];andover;12;0)" office:value-type="float" office:value="0">
            <text:p/>
          </table:table-cell>
          <table:table-cell table:style-name="ce188" table:formula="of:=VLOOKUP([.A2];andover;13;0)" office:value-type="float" office:value="0">
            <text:p/>
          </table:table-cell>
          <table:table-cell table:style-name="ce188" table:formula="of:=VLOOKUP([.A2];andover;14;0)" office:value-type="float" office:value="0">
            <text:p/>
          </table:table-cell>
          <table:table-cell table:style-name="ce188" table:formula="of:=VLOOKUP([.A2];andover;15;0)" office:value-type="float" office:value="0">
            <text:p/>
          </table:table-cell>
          <table:table-cell table:style-name="ce197" table:formula="of:=VLOOKUP([.A2];andover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Basingstoke</text:p>
          </table:table-cell>
          <table:table-cell table:style-name="ce184" table:formula="of:=VLOOKUP([.A3];Basingstoke;2;0)" office:value-type="float" office:value="0">
            <text:p/>
          </table:table-cell>
          <table:table-cell table:style-name="ce189" table:formula="of:=VLOOKUP([.A3];Basingstoke;3;0)" office:value-type="float" office:value="0">
            <text:p/>
          </table:table-cell>
          <table:table-cell table:style-name="ce189" table:formula="of:=VLOOKUP([.A3];Basingstoke;4;0)" office:value-type="float" office:value="0">
            <text:p/>
          </table:table-cell>
          <table:table-cell table:style-name="ce189" table:formula="of:=VLOOKUP([.A3];Basingstoke;5;0)" office:value-type="float" office:value="0">
            <text:p/>
          </table:table-cell>
          <table:table-cell table:style-name="ce189" table:formula="of:=VLOOKUP([.A3];Basingstoke;6;0)" office:value-type="float" office:value="0">
            <text:p/>
          </table:table-cell>
          <table:table-cell table:style-name="ce189" table:formula="of:=VLOOKUP([.A3];Basingstoke;7;0)" office:value-type="float" office:value="0">
            <text:p/>
          </table:table-cell>
          <table:table-cell table:style-name="ce189" table:formula="of:=VLOOKUP([.A3];Basingstoke;8;0)" office:value-type="float" office:value="0">
            <text:p/>
          </table:table-cell>
          <table:table-cell table:style-name="ce189" table:formula="of:=VLOOKUP([.A3];Basingstoke;9;0)" office:value-type="float" office:value="0">
            <text:p/>
          </table:table-cell>
          <table:table-cell table:style-name="ce189" table:formula="of:=VLOOKUP([.A3];Basingstoke;10;0)" office:value-type="float" office:value="0">
            <text:p/>
          </table:table-cell>
          <table:table-cell table:style-name="ce189" table:formula="of:=VLOOKUP([.A3];Basingstoke;11;0)" office:value-type="float" office:value="0">
            <text:p/>
          </table:table-cell>
          <table:table-cell table:style-name="ce189" table:formula="of:=VLOOKUP([.A3];Basingstoke;12;0)" office:value-type="float" office:value="0">
            <text:p/>
          </table:table-cell>
          <table:table-cell table:style-name="ce189" table:formula="of:=VLOOKUP([.A3];Basingstoke;13;0)" office:value-type="float" office:value="0">
            <text:p/>
          </table:table-cell>
          <table:table-cell table:style-name="ce189" table:formula="of:=VLOOKUP([.A3];Basingstoke;14;0)" office:value-type="float" office:value="0">
            <text:p/>
          </table:table-cell>
          <table:table-cell table:style-name="ce189" table:formula="of:=VLOOKUP([.A3];Basingstoke;15;0)" office:value-type="float" office:value="0">
            <text:p/>
          </table:table-cell>
          <table:table-cell table:style-name="ce198" table:formula="of:=VLOOKUP([.A3];Basingstoke;16;0)" office:value-type="float" office:value="0">
            <text:p/>
          </table:table-cell>
          <table:table-cell table:number-columns-repeated="1008"/>
        </table:table-row>
        <table:table-row table:style-name="ro8">
          <table:table-cell table:style-name="ce176" office:value-type="string">
            <text:p>Ashford</text:p>
          </table:table-cell>
          <table:table-cell table:style-name="ce184" table:formula="of:=VLOOKUP([.A4];Ashford;2;0)" office:value-type="float" office:value="0">
            <text:p/>
          </table:table-cell>
          <table:table-cell table:style-name="ce184" table:formula="of:=VLOOKUP([.A4];Ashford;3;0)" office:value-type="float" office:value="0">
            <text:p/>
          </table:table-cell>
          <table:table-cell table:style-name="ce184" table:formula="of:=VLOOKUP([.A4];Ashford;4;0)" office:value-type="float" office:value="0">
            <text:p/>
          </table:table-cell>
          <table:table-cell table:style-name="ce184" table:formula="of:=VLOOKUP([.A4];Ashford;5;0)" office:value-type="float" office:value="0">
            <text:p/>
          </table:table-cell>
          <table:table-cell table:style-name="ce184" table:formula="of:=VLOOKUP([.A4];Ashford;6;0)" office:value-type="float" office:value="0">
            <text:p/>
          </table:table-cell>
          <table:table-cell table:style-name="ce184" table:formula="of:=VLOOKUP([.A4];Ashford;7;0)" office:value-type="float" office:value="0">
            <text:p/>
          </table:table-cell>
          <table:table-cell table:style-name="ce184" table:formula="of:=VLOOKUP([.A4];Ashford;8;0)" office:value-type="float" office:value="0">
            <text:p/>
          </table:table-cell>
          <table:table-cell table:style-name="ce184" table:formula="of:=VLOOKUP([.A4];Ashford;9;0)" office:value-type="float" office:value="0">
            <text:p/>
          </table:table-cell>
          <table:table-cell table:style-name="ce184" table:formula="of:=VLOOKUP([.A4];Ashford;10;0)" office:value-type="float" office:value="0">
            <text:p/>
          </table:table-cell>
          <table:table-cell table:style-name="ce184" table:formula="of:=VLOOKUP([.A4];Ashford;11;0)" office:value-type="float" office:value="0">
            <text:p/>
          </table:table-cell>
          <table:table-cell table:style-name="ce184" table:formula="of:=VLOOKUP([.A4];Ashford;12;0)" office:value-type="float" office:value="0">
            <text:p/>
          </table:table-cell>
          <table:table-cell table:style-name="ce184" table:formula="of:=VLOOKUP([.A4];Ashford;13;0)" office:value-type="float" office:value="0">
            <text:p/>
          </table:table-cell>
          <table:table-cell table:style-name="ce184" table:formula="of:=VLOOKUP([.A4];Ashford;14;0)" office:value-type="float" office:value="0">
            <text:p/>
          </table:table-cell>
          <table:table-cell table:style-name="ce184" table:formula="of:=VLOOKUP([.A4];Ashford;15;0)" office:value-type="float" office:value="0">
            <text:p/>
          </table:table-cell>
          <table:table-cell table:style-name="ce184" table:formula="of:=VLOOKUP([.A4];Ashford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Bognor Regis</text:p>
          </table:table-cell>
          <table:table-cell table:style-name="ce184" table:formula="of:=VLOOKUP([.A5];Bognor;2;0)" office:value-type="float" office:value="0">
            <text:p/>
          </table:table-cell>
          <table:table-cell table:style-name="ce189" table:formula="of:=VLOOKUP([.A5];Bognor;3;0)" office:value-type="float" office:value="0">
            <text:p/>
          </table:table-cell>
          <table:table-cell table:style-name="ce189" table:formula="of:=VLOOKUP([.A5];Bognor;4;0)" office:value-type="float" office:value="0">
            <text:p/>
          </table:table-cell>
          <table:table-cell table:style-name="ce189" table:formula="of:=VLOOKUP([.A5];Bognor;5;0)" office:value-type="float" office:value="0">
            <text:p/>
          </table:table-cell>
          <table:table-cell table:style-name="ce189" table:formula="of:=VLOOKUP([.A5];Bognor;6;0)" office:value-type="float" office:value="0">
            <text:p/>
          </table:table-cell>
          <table:table-cell table:style-name="ce189" table:formula="of:=VLOOKUP([.A5];Bognor;7;0)" office:value-type="float" office:value="0">
            <text:p/>
          </table:table-cell>
          <table:table-cell table:style-name="ce189" table:formula="of:=VLOOKUP([.A5];Bognor;8;0)" office:value-type="float" office:value="0">
            <text:p/>
          </table:table-cell>
          <table:table-cell table:style-name="ce189" table:formula="of:=VLOOKUP([.A5];Bognor;9;0)" office:value-type="float" office:value="0">
            <text:p/>
          </table:table-cell>
          <table:table-cell table:style-name="ce189" table:formula="of:=VLOOKUP([.A5];Bognor;10;0)" office:value-type="float" office:value="0">
            <text:p/>
          </table:table-cell>
          <table:table-cell table:style-name="ce189" table:formula="of:=VLOOKUP([.A5];Bognor;11;0)" office:value-type="float" office:value="0">
            <text:p/>
          </table:table-cell>
          <table:table-cell table:style-name="ce189" table:formula="of:=VLOOKUP([.A5];Bognor;12;0)" office:value-type="float" office:value="0">
            <text:p/>
          </table:table-cell>
          <table:table-cell table:style-name="ce189" table:formula="of:=VLOOKUP([.A5];Bognor;13;0)" office:value-type="float" office:value="0">
            <text:p/>
          </table:table-cell>
          <table:table-cell table:style-name="ce189" table:formula="of:=VLOOKUP([.A5];Bognor;14;0)" office:value-type="float" office:value="0">
            <text:p/>
          </table:table-cell>
          <table:table-cell table:style-name="ce189" table:formula="of:=VLOOKUP([.A5];Bognor;15;0)" office:value-type="float" office:value="0">
            <text:p/>
          </table:table-cell>
          <table:table-cell table:style-name="ce198" table:formula="of:=VLOOKUP([.A5];Bognor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Brighton</text:p>
          </table:table-cell>
          <table:table-cell table:style-name="ce184" table:formula="of:=VLOOKUP([.A6];Brighton;2;0)" office:value-type="float" office:value="0">
            <text:p/>
          </table:table-cell>
          <table:table-cell table:style-name="ce189" table:formula="of:=VLOOKUP([.A6];Brighton;3;0)" office:value-type="float" office:value="0">
            <text:p/>
          </table:table-cell>
          <table:table-cell table:style-name="ce189" table:formula="of:=VLOOKUP([.A6];Brighton;4;0)" office:value-type="float" office:value="0">
            <text:p/>
          </table:table-cell>
          <table:table-cell table:style-name="ce189" table:formula="of:=VLOOKUP([.A6];Brighton;5;0)" office:value-type="float" office:value="0">
            <text:p/>
          </table:table-cell>
          <table:table-cell table:style-name="ce189" table:formula="of:=VLOOKUP([.A6];Brighton;6;0)" office:value-type="float" office:value="0">
            <text:p/>
          </table:table-cell>
          <table:table-cell table:style-name="ce189" table:formula="of:=VLOOKUP([.A6];Brighton;7;0)" office:value-type="float" office:value="0">
            <text:p/>
          </table:table-cell>
          <table:table-cell table:style-name="ce189" table:formula="of:=VLOOKUP([.A6];Brighton;8;0)" office:value-type="float" office:value="0">
            <text:p/>
          </table:table-cell>
          <table:table-cell table:style-name="ce189" table:formula="of:=VLOOKUP([.A6];Brighton;9;0)" office:value-type="float" office:value="0">
            <text:p/>
          </table:table-cell>
          <table:table-cell table:style-name="ce189" table:formula="of:=VLOOKUP([.A6];Brighton;10;0)" office:value-type="float" office:value="0">
            <text:p/>
          </table:table-cell>
          <table:table-cell table:style-name="ce189" table:formula="of:=VLOOKUP([.A6];Brighton;11;0)" office:value-type="float" office:value="0">
            <text:p/>
          </table:table-cell>
          <table:table-cell table:style-name="ce189" table:formula="of:=VLOOKUP([.A6];Brighton;12;0)" office:value-type="float" office:value="0">
            <text:p/>
          </table:table-cell>
          <table:table-cell table:style-name="ce189" table:formula="of:=VLOOKUP([.A6];Brighton;13;0)" office:value-type="float" office:value="0">
            <text:p/>
          </table:table-cell>
          <table:table-cell table:style-name="ce189" table:formula="of:=VLOOKUP([.A6];Brighton;14;0)" office:value-type="float" office:value="0">
            <text:p/>
          </table:table-cell>
          <table:table-cell table:style-name="ce189" table:formula="of:=VLOOKUP([.A6];Brighton;15;0)" office:value-type="float" office:value="0">
            <text:p/>
          </table:table-cell>
          <table:table-cell table:style-name="ce198" table:formula="of:=VLOOKUP([.A6];Brighton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Broadstairs</text:p>
          </table:table-cell>
          <table:table-cell table:style-name="ce184" table:formula="of:=VLOOKUP([.A7];Broadstairs;2;0)" office:value-type="float" office:value="0">
            <text:p/>
          </table:table-cell>
          <table:table-cell table:style-name="ce189" table:formula="of:=VLOOKUP([.A7];Broadstairs;3;0)" office:value-type="float" office:value="0">
            <text:p/>
          </table:table-cell>
          <table:table-cell table:style-name="ce189" table:formula="of:=VLOOKUP([.A7];Broadstairs;4;0)" office:value-type="float" office:value="0">
            <text:p/>
          </table:table-cell>
          <table:table-cell table:style-name="ce189" table:formula="of:=VLOOKUP([.A7];Broadstairs;5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89" table:formula="of:=VLOOKUP([.A7];Broadstairs;2;0)" office:value-type="float" office:value="0">
            <text:p/>
          </table:table-cell>
          <table:table-cell table:style-name="ce198" table:formula="of:=VLOOKUP([.A7];Broadstairs;2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Exmouth</text:p>
          </table:table-cell>
          <table:table-cell table:style-name="ce184" table:formula="of:=VLOOKUP([.A8];Exmouth;2;0)" office:value-type="float" office:value="0">
            <text:p/>
          </table:table-cell>
          <table:table-cell table:style-name="ce189" table:formula="of:=VLOOKUP([.A8];Exmouth;3;0)" office:value-type="float" office:value="0">
            <text:p/>
          </table:table-cell>
          <table:table-cell table:style-name="ce189" table:formula="of:=VLOOKUP([.A8];Exmouth;4;0)" office:value-type="float" office:value="0">
            <text:p/>
          </table:table-cell>
          <table:table-cell table:style-name="ce189" table:formula="of:=VLOOKUP([.A8];Exmouth;5;0)" office:value-type="float" office:value="0">
            <text:p/>
          </table:table-cell>
          <table:table-cell table:style-name="ce189" table:formula="of:=VLOOKUP([.A8];Exmouth;6;0)" office:value-type="float" office:value="0">
            <text:p/>
          </table:table-cell>
          <table:table-cell table:style-name="ce189" table:formula="of:=VLOOKUP([.A8];Exmouth;7;0)" office:value-type="float" office:value="0">
            <text:p/>
          </table:table-cell>
          <table:table-cell table:style-name="ce189" table:formula="of:=VLOOKUP([.A8];Exmouth;8;0)" office:value-type="float" office:value="0">
            <text:p/>
          </table:table-cell>
          <table:table-cell table:style-name="ce189" table:formula="of:=VLOOKUP([.A8];Exmouth;9;0)" office:value-type="float" office:value="0">
            <text:p/>
          </table:table-cell>
          <table:table-cell table:style-name="ce189" table:formula="of:=VLOOKUP([.A8];Exmouth;10;0)" office:value-type="float" office:value="0">
            <text:p/>
          </table:table-cell>
          <table:table-cell table:style-name="ce189" table:formula="of:=VLOOKUP([.A8];Exmouth;11;0)" office:value-type="float" office:value="0">
            <text:p/>
          </table:table-cell>
          <table:table-cell table:style-name="ce189" table:formula="of:=VLOOKUP([.A8];Exmouth;12;0)" office:value-type="float" office:value="0">
            <text:p/>
          </table:table-cell>
          <table:table-cell table:style-name="ce189" table:formula="of:=VLOOKUP([.A8];Exmouth;13;0)" office:value-type="float" office:value="0">
            <text:p/>
          </table:table-cell>
          <table:table-cell table:style-name="ce189" table:formula="of:=VLOOKUP([.A8];Exmouth;14;0)" office:value-type="float" office:value="0">
            <text:p/>
          </table:table-cell>
          <table:table-cell table:style-name="ce189" table:formula="of:=VLOOKUP([.A8];Exmouth;15;0)" office:value-type="float" office:value="0">
            <text:p/>
          </table:table-cell>
          <table:table-cell table:style-name="ce198" table:formula="of:=VLOOKUP([.A8];Exmouth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Eastbourne</text:p>
          </table:table-cell>
          <table:table-cell table:style-name="ce184" table:formula="of:=VLOOKUP([.A9];Eastbourne;2;0)" office:value-type="float" office:value="1">
            <text:p>1</text:p>
          </table:table-cell>
          <table:table-cell table:style-name="ce189" table:formula="of:=VLOOKUP([.A9];Eastbourne;3;0)" office:value-type="float" office:value="1">
            <text:p>1</text:p>
          </table:table-cell>
          <table:table-cell table:style-name="ce189" table:formula="of:=VLOOKUP([.A9];Eastbourne;4;0)" office:value-type="float" office:value="0">
            <text:p>0</text:p>
          </table:table-cell>
          <table:table-cell table:style-name="ce189" table:formula="of:=VLOOKUP([.A9];Eastbourne;5;0)" office:value-type="float" office:value="0">
            <text:p>0</text:p>
          </table:table-cell>
          <table:table-cell table:style-name="ce189" table:formula="of:=VLOOKUP([.A9];Eastbourne;6;0)" office:value-type="float" office:value="1">
            <text:p>1</text:p>
          </table:table-cell>
          <table:table-cell table:style-name="ce189" table:formula="of:=VLOOKUP([.A9];Eastbourne;7;0)" office:value-type="float" office:value="0">
            <text:p>0</text:p>
          </table:table-cell>
          <table:table-cell table:style-name="ce189" table:formula="of:=VLOOKUP([.A9];Eastbourne;8;0)" office:value-type="float" office:value="0">
            <text:p>0</text:p>
          </table:table-cell>
          <table:table-cell table:style-name="ce189" table:formula="of:=VLOOKUP([.A9];Eastbourne;9;0)" office:value-type="float" office:value="0">
            <text:p>0</text:p>
          </table:table-cell>
          <table:table-cell table:style-name="ce189" table:formula="of:=VLOOKUP([.A9];Eastbourne;10;0)" office:value-type="float" office:value="0">
            <text:p>0</text:p>
          </table:table-cell>
          <table:table-cell table:style-name="ce189" table:formula="of:=VLOOKUP([.A9];Eastbourne;11;0)" office:value-type="float" office:value="0">
            <text:p>0</text:p>
          </table:table-cell>
          <table:table-cell table:style-name="ce189" table:formula="of:=VLOOKUP([.A9];Eastbourne;12;0)" office:value-type="float" office:value="0">
            <text:p>0</text:p>
          </table:table-cell>
          <table:table-cell table:style-name="ce189" table:formula="of:=VLOOKUP([.A9];Eastbourne;13;0)" office:value-type="float" office:value="0">
            <text:p>0</text:p>
          </table:table-cell>
          <table:table-cell table:style-name="ce189" table:formula="of:=VLOOKUP([.A9];Eastbourne;14;0)" office:value-type="float" office:value="1">
            <text:p>1</text:p>
          </table:table-cell>
          <table:table-cell table:style-name="ce189" table:formula="of:=VLOOKUP([.A9];Eastbourne;15;0)" office:value-type="float" office:value="0">
            <text:p>0</text:p>
          </table:table-cell>
          <table:table-cell table:style-name="ce198" table:formula="of:=VLOOKUP([.A9];Eastbourne;16;0)" office:value-type="float" office:value="23657">
            <text:p>23657</text:p>
          </table:table-cell>
          <table:table-cell table:number-columns-repeated="1008"/>
        </table:table-row>
        <table:table-row table:style-name="ro2">
          <table:table-cell table:style-name="ce176" office:value-type="string">
            <text:p>Northumberland Heath</text:p>
          </table:table-cell>
          <table:table-cell table:style-name="ce184" table:formula="of:=VLOOKUP([.A10];Northumberland;2;0)" office:value-type="float" office:value="0">
            <text:p/>
          </table:table-cell>
          <table:table-cell table:style-name="ce189" table:formula="of:=VLOOKUP([.A10];Northumberland;3;0)" office:value-type="float" office:value="0">
            <text:p/>
          </table:table-cell>
          <table:table-cell table:style-name="ce189" table:formula="of:=VLOOKUP([.A10];Northumberland;4;0)" office:value-type="float" office:value="0">
            <text:p/>
          </table:table-cell>
          <table:table-cell table:style-name="ce189" table:formula="of:=VLOOKUP([.A10];Northumberland;5;0)" office:value-type="float" office:value="0">
            <text:p/>
          </table:table-cell>
          <table:table-cell table:style-name="ce189" table:formula="of:=VLOOKUP([.A10];Northumberland;6;0)" office:value-type="float" office:value="0">
            <text:p/>
          </table:table-cell>
          <table:table-cell table:style-name="ce189" table:formula="of:=VLOOKUP([.A10];Northumberland;7;0)" office:value-type="float" office:value="0">
            <text:p/>
          </table:table-cell>
          <table:table-cell table:style-name="ce189" table:formula="of:=VLOOKUP([.A10];Northumberland;8;0)" office:value-type="float" office:value="0">
            <text:p/>
          </table:table-cell>
          <table:table-cell table:style-name="ce189" table:formula="of:=VLOOKUP([.A10];Northumberland;9;0)" office:value-type="float" office:value="0">
            <text:p/>
          </table:table-cell>
          <table:table-cell table:style-name="ce189" table:formula="of:=VLOOKUP([.A10];Northumberland;10;0)" office:value-type="float" office:value="0">
            <text:p/>
          </table:table-cell>
          <table:table-cell table:style-name="ce189" table:formula="of:=VLOOKUP([.A10];Northumberland;11;0)" office:value-type="float" office:value="0">
            <text:p/>
          </table:table-cell>
          <table:table-cell table:style-name="ce189" table:formula="of:=VLOOKUP([.A10];Northumberland;12;0)" office:value-type="float" office:value="0">
            <text:p/>
          </table:table-cell>
          <table:table-cell table:style-name="ce189" table:formula="of:=VLOOKUP([.A10];Northumberland;13;0)" office:value-type="float" office:value="0">
            <text:p/>
          </table:table-cell>
          <table:table-cell table:style-name="ce189" table:formula="of:=VLOOKUP([.A10];Northumberland;14;0)" office:value-type="float" office:value="0">
            <text:p/>
          </table:table-cell>
          <table:table-cell table:style-name="ce189" table:formula="of:=VLOOKUP([.A10];Northumberland;15;0)" office:value-type="float" office:value="0">
            <text:p/>
          </table:table-cell>
          <table:table-cell table:style-name="ce198" table:formula="of:=VLOOKUP([.A10];Northumberland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Polegate</text:p>
          </table:table-cell>
          <table:table-cell table:style-name="ce184" table:formula="of:=VLOOKUP([.A11];Polegate;2;0)" office:value-type="float" office:value="0">
            <text:p/>
          </table:table-cell>
          <table:table-cell table:style-name="ce189" table:formula="of:=VLOOKUP([.A11];Polegate;3;0)" office:value-type="float" office:value="0">
            <text:p/>
          </table:table-cell>
          <table:table-cell table:style-name="ce189" table:formula="of:=VLOOKUP([.A11];Polegate;4;0)" office:value-type="float" office:value="0">
            <text:p/>
          </table:table-cell>
          <table:table-cell table:style-name="ce189" table:formula="of:=VLOOKUP([.A11];Polegate;5;0)" office:value-type="float" office:value="0">
            <text:p/>
          </table:table-cell>
          <table:table-cell table:style-name="ce189" table:formula="of:=VLOOKUP([.A11];Polegate;6;0)" office:value-type="float" office:value="0">
            <text:p/>
          </table:table-cell>
          <table:table-cell table:style-name="ce189" table:formula="of:=VLOOKUP([.A11];Polegate;7;0)" office:value-type="float" office:value="0">
            <text:p/>
          </table:table-cell>
          <table:table-cell table:style-name="ce189" table:formula="of:=VLOOKUP([.A11];Polegate;8;0)" office:value-type="float" office:value="0">
            <text:p/>
          </table:table-cell>
          <table:table-cell table:style-name="ce189" table:formula="of:=VLOOKUP([.A11];Polegate;9;0)" office:value-type="float" office:value="0">
            <text:p/>
          </table:table-cell>
          <table:table-cell table:style-name="ce189" table:formula="of:=VLOOKUP([.A11];Polegate;10;0)" office:value-type="float" office:value="0">
            <text:p/>
          </table:table-cell>
          <table:table-cell table:style-name="ce189" table:formula="of:=VLOOKUP([.A11];Polegate;11;0)" office:value-type="float" office:value="0">
            <text:p/>
          </table:table-cell>
          <table:table-cell table:style-name="ce189" table:formula="of:=VLOOKUP([.A11];Polegate;12;0)" office:value-type="float" office:value="0">
            <text:p/>
          </table:table-cell>
          <table:table-cell table:style-name="ce189" table:formula="of:=VLOOKUP([.A11];Polegate;13;0)" office:value-type="float" office:value="0">
            <text:p/>
          </table:table-cell>
          <table:table-cell table:style-name="ce189" table:formula="of:=VLOOKUP([.A11];Polegate;14;0)" office:value-type="float" office:value="0">
            <text:p/>
          </table:table-cell>
          <table:table-cell table:style-name="ce189" table:formula="of:=VLOOKUP([.A11];Polegate;15;0)" office:value-type="float" office:value="0">
            <text:p/>
          </table:table-cell>
          <table:table-cell table:style-name="ce198" table:formula="of:=VLOOKUP([.A11];Polegate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Ramsgate</text:p>
          </table:table-cell>
          <table:table-cell table:style-name="ce184" table:formula="of:=VLOOKUP([.A12];Ramsgate;2;0)" office:value-type="float" office:value="0">
            <text:p/>
          </table:table-cell>
          <table:table-cell table:style-name="ce189" table:formula="of:=VLOOKUP([.A12];Ramsgate;3;0)" office:value-type="float" office:value="0">
            <text:p/>
          </table:table-cell>
          <table:table-cell table:style-name="ce189" table:formula="of:=VLOOKUP([.A12];Ramsgate;4;0)" office:value-type="float" office:value="0">
            <text:p/>
          </table:table-cell>
          <table:table-cell table:style-name="ce189" table:formula="of:=VLOOKUP([.A12];Ramsgate;5;0)" office:value-type="float" office:value="0">
            <text:p/>
          </table:table-cell>
          <table:table-cell table:style-name="ce189" table:formula="of:=VLOOKUP([.A12];Ramsgate;6;0)" office:value-type="float" office:value="0">
            <text:p/>
          </table:table-cell>
          <table:table-cell table:style-name="ce189" table:formula="of:=VLOOKUP([.A12];Ramsgate;7;0)" office:value-type="float" office:value="0">
            <text:p/>
          </table:table-cell>
          <table:table-cell table:style-name="ce189" table:formula="of:=VLOOKUP([.A12];Ramsgate;8;0)" office:value-type="float" office:value="0">
            <text:p/>
          </table:table-cell>
          <table:table-cell table:style-name="ce189" table:formula="of:=VLOOKUP([.A12];Ramsgate;9;0)" office:value-type="float" office:value="0">
            <text:p/>
          </table:table-cell>
          <table:table-cell table:style-name="ce189" table:formula="of:=VLOOKUP([.A12];Ramsgate;10;0)" office:value-type="float" office:value="0">
            <text:p/>
          </table:table-cell>
          <table:table-cell table:style-name="ce189" table:formula="of:=VLOOKUP([.A12];Ramsgate;11;0)" office:value-type="float" office:value="0">
            <text:p/>
          </table:table-cell>
          <table:table-cell table:style-name="ce189" table:formula="of:=VLOOKUP([.A12];Ramsgate;12;0)" office:value-type="float" office:value="0">
            <text:p/>
          </table:table-cell>
          <table:table-cell table:style-name="ce189" table:formula="of:=VLOOKUP([.A12];Ramsgate;13;0)" office:value-type="float" office:value="0">
            <text:p/>
          </table:table-cell>
          <table:table-cell table:style-name="ce189" table:formula="of:=VLOOKUP([.A12];Ramsgate;14;0)" office:value-type="float" office:value="0">
            <text:p/>
          </table:table-cell>
          <table:table-cell table:style-name="ce189" table:formula="of:=VLOOKUP([.A12];Ramsgate;15;0)" office:value-type="float" office:value="0">
            <text:p/>
          </table:table-cell>
          <table:table-cell table:style-name="ce198" table:formula="of:=VLOOKUP([.A12];Ramsgate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6" office:value-type="string">
            <text:p>Sheerness</text:p>
          </table:table-cell>
          <table:table-cell table:style-name="ce184" table:formula="of:=VLOOKUP([.A13];Sheerness;2;0)" office:value-type="float" office:value="0">
            <text:p/>
          </table:table-cell>
          <table:table-cell table:style-name="ce189" table:formula="of:=VLOOKUP([.A13];Sheerness;3;0)" office:value-type="float" office:value="0">
            <text:p/>
          </table:table-cell>
          <table:table-cell table:style-name="ce189" table:formula="of:=VLOOKUP([.A13];Sheerness;4;0)" office:value-type="float" office:value="0">
            <text:p/>
          </table:table-cell>
          <table:table-cell table:style-name="ce189" table:formula="of:=VLOOKUP([.A13];Sheerness;5;0)" office:value-type="float" office:value="0">
            <text:p/>
          </table:table-cell>
          <table:table-cell table:style-name="ce189" table:formula="of:=VLOOKUP([.A13];Sheerness;6;0)" office:value-type="float" office:value="0">
            <text:p/>
          </table:table-cell>
          <table:table-cell table:style-name="ce189" table:formula="of:=VLOOKUP([.A13];Sheerness;7;0)" office:value-type="float" office:value="0">
            <text:p/>
          </table:table-cell>
          <table:table-cell table:style-name="ce189" table:formula="of:=VLOOKUP([.A13];Sheerness;8;0)" office:value-type="float" office:value="0">
            <text:p/>
          </table:table-cell>
          <table:table-cell table:style-name="ce189" table:formula="of:=VLOOKUP([.A13];Sheerness;9;0)" office:value-type="float" office:value="0">
            <text:p/>
          </table:table-cell>
          <table:table-cell table:style-name="ce189" table:formula="of:=VLOOKUP([.A13];Sheerness;10;0)" office:value-type="float" office:value="0">
            <text:p/>
          </table:table-cell>
          <table:table-cell table:style-name="ce189" table:formula="of:=VLOOKUP([.A13];Sheerness;11;0)" office:value-type="float" office:value="0">
            <text:p/>
          </table:table-cell>
          <table:table-cell table:style-name="ce189" table:formula="of:=VLOOKUP([.A13];Sheerness;12;0)" office:value-type="float" office:value="0">
            <text:p/>
          </table:table-cell>
          <table:table-cell table:style-name="ce189" table:formula="of:=VLOOKUP([.A13];Sheerness;13;0)" office:value-type="float" office:value="0">
            <text:p/>
          </table:table-cell>
          <table:table-cell table:style-name="ce189" table:formula="of:=VLOOKUP([.A13];Sheerness;14;0)" office:value-type="float" office:value="0">
            <text:p/>
          </table:table-cell>
          <table:table-cell table:style-name="ce189" table:formula="of:=VLOOKUP([.A13];Sheerness;15;0)" office:value-type="float" office:value="0">
            <text:p/>
          </table:table-cell>
          <table:table-cell table:style-name="ce198" table:formula="of:=VLOOKUP([.A13];Sheerness;16;0)" office:value-type="float" office:value="0">
            <text:p/>
          </table:table-cell>
          <table:table-cell table:number-columns-repeated="1008"/>
        </table:table-row>
        <table:table-row table:style-name="ro2">
          <table:table-cell table:style-name="ce177" office:value-type="string">
            <text:p>Sittingbourne</text:p>
          </table:table-cell>
          <table:table-cell table:style-name="ce185" table:formula="of:=VLOOKUP([.A14];Sittingbourne;2;0)" office:value-type="float" office:value="0">
            <text:p/>
          </table:table-cell>
          <table:table-cell table:style-name="ce190" table:formula="of:=VLOOKUP([.A14];Sittingbourne;3;0)" office:value-type="float" office:value="0">
            <text:p/>
          </table:table-cell>
          <table:table-cell table:style-name="ce190" table:formula="of:=VLOOKUP([.A14];Sittingbourne;4;0)" office:value-type="float" office:value="0">
            <text:p/>
          </table:table-cell>
          <table:table-cell table:style-name="ce190" table:formula="of:=VLOOKUP([.A14];Sittingbourne;5;0)" office:value-type="float" office:value="0">
            <text:p/>
          </table:table-cell>
          <table:table-cell table:style-name="ce190" table:formula="of:=VLOOKUP([.A14];Sittingbourne;6;0)" office:value-type="float" office:value="0">
            <text:p/>
          </table:table-cell>
          <table:table-cell table:style-name="ce190" table:formula="of:=VLOOKUP([.A14];Sittingbourne;7;0)" office:value-type="float" office:value="0">
            <text:p/>
          </table:table-cell>
          <table:table-cell table:style-name="ce190" table:formula="of:=VLOOKUP([.A14];Sittingbourne;8;0)" office:value-type="float" office:value="0">
            <text:p/>
          </table:table-cell>
          <table:table-cell table:style-name="ce190" table:formula="of:=VLOOKUP([.A14];Sittingbourne;9;0)" office:value-type="float" office:value="0">
            <text:p/>
          </table:table-cell>
          <table:table-cell table:style-name="ce190" table:formula="of:=VLOOKUP([.A14];Sittingbourne;10;0)" office:value-type="float" office:value="0">
            <text:p/>
          </table:table-cell>
          <table:table-cell table:style-name="ce190" table:formula="of:=VLOOKUP([.A14];Sittingbourne;11;0)" office:value-type="float" office:value="0">
            <text:p/>
          </table:table-cell>
          <table:table-cell table:style-name="ce190" table:formula="of:=VLOOKUP([.A14];Sittingbourne;12;0)" office:value-type="float" office:value="0">
            <text:p/>
          </table:table-cell>
          <table:table-cell table:style-name="ce190" table:formula="of:=VLOOKUP([.A14];Sittingbourne;13;0)" office:value-type="float" office:value="0">
            <text:p/>
          </table:table-cell>
          <table:table-cell table:style-name="ce190" table:formula="of:=VLOOKUP([.A14];Sittingbourne;14;0)" office:value-type="float" office:value="0">
            <text:p/>
          </table:table-cell>
          <table:table-cell table:style-name="ce190" table:formula="of:=VLOOKUP([.A14];Sittingbourne;15;0)" office:value-type="float" office:value="0">
            <text:p/>
          </table:table-cell>
          <table:table-cell table:style-name="ce199" table:formula="of:=VLOOKUP([.A14];Sittingbourne;16;0)" office:value-type="float" office:value="0">
            <text:p/>
          </table:table-cell>
          <table:table-cell table:number-columns-repeated="1008"/>
        </table:table-row>
        <table:table-row table:style-name="ro4">
          <table:table-cell table:style-name="ce178" office:value-type="string">
            <text:p>Totals</text:p>
          </table:table-cell>
          <table:table-cell table:style-name="ce17" table:formula="of:=SUM([.B2:.B14])" office:value-type="float" office:value="1">
            <text:p>1</text:p>
          </table:table-cell>
          <table:table-cell table:style-name="ce17" table:formula="of:=SUM([.C2:.C14])" office:value-type="float" office:value="1">
            <text:p>1</text:p>
          </table:table-cell>
          <table:table-cell table:style-name="ce17" table:formula="of:=SUM([.D2:.D14])" office:value-type="float" office:value="0">
            <text:p>0</text:p>
          </table:table-cell>
          <table:table-cell table:style-name="ce17" table:formula="of:=SUM([.E2:.E14])" office:value-type="float" office:value="0">
            <text:p>0</text:p>
          </table:table-cell>
          <table:table-cell table:style-name="ce17" table:formula="of:=SUM([.F2:.F14])" office:value-type="float" office:value="1">
            <text:p>1</text:p>
          </table:table-cell>
          <table:table-cell table:style-name="ce17" table:formula="of:=SUM([.G2:.G14])" office:value-type="float" office:value="0">
            <text:p>0</text:p>
          </table:table-cell>
          <table:table-cell table:style-name="ce17" table:formula="of:=SUM([.H2:.H14])" office:value-type="float" office:value="0">
            <text:p>0</text:p>
          </table:table-cell>
          <table:table-cell table:style-name="ce17" table:formula="of:=SUM([.I2:.I14])" office:value-type="float" office:value="0">
            <text:p>0</text:p>
          </table:table-cell>
          <table:table-cell table:style-name="ce17" table:formula="of:=SUM([.J2:.J14])" office:value-type="float" office:value="0">
            <text:p>0</text:p>
          </table:table-cell>
          <table:table-cell table:style-name="ce39" table:formula="of:=SUM([.K2:.K14])" office:value-type="float" office:value="0">
            <text:p>£0.00</text:p>
          </table:table-cell>
          <table:table-cell table:style-name="ce39" table:formula="of:=SUM([.L2:.L14])" office:value-type="float" office:value="0">
            <text:p>£0.00</text:p>
          </table:table-cell>
          <table:table-cell table:style-name="ce17" table:formula="of:=SUM([.M2:.M14])" office:value-type="float" office:value="0">
            <text:p>0</text:p>
          </table:table-cell>
          <table:table-cell table:style-name="ce17" table:formula="of:=SUM([.N2:.N14])" office:value-type="float" office:value="1">
            <text:p>1</text:p>
          </table:table-cell>
          <table:table-cell table:style-name="ce42" table:formula="of:=SUM([.O2:.O14])" office:value-type="float" office:value="0">
            <text:p>0</text:p>
          </table:table-cell>
          <table:table-cell table:style-name="ce47" table:formula="of:=SUM([.P2:.P14])" office:value-type="float" office:value="23657">
            <text:p>23657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179" office:value-type="string">
            <text:p>Branch Result</text:p>
          </table:table-cell>
          <table:table-cell table:style-name="ce186" office:value-type="string">
            <text:p>Resi viewings</text:p>
          </table:table-cell>
          <table:table-cell table:style-name="ce191" office:value-type="string">
            <text:p>Lettings Viewings</text:p>
          </table:table-cell>
          <table:table-cell table:style-name="ce192" office:value-type="string">
            <text:p>Vals Booked</text:p>
          </table:table-cell>
          <table:table-cell table:style-name="ce186" office:value-type="string">
            <text:p>Cons Books</text:p>
          </table:table-cell>
          <table:table-cell table:style-name="ce192" office:value-type="string">
            <text:p>FS BOOKED</text:p>
          </table:table-cell>
          <table:table-cell table:style-name="ce193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80" office:value-type="string">
            <text:p>Andover </text:p>
          </table:table-cell>
          <table:table-cell table:style-name="ce187" table:formula="of:=[$Andover.B11]" office:value-type="float" office:value="0">
            <text:p>0</text:p>
          </table:table-cell>
          <table:table-cell table:style-name="ce187" table:formula="of:=[$Andover.C11]" office:value-type="float" office:value="0">
            <text:p>0</text:p>
          </table:table-cell>
          <table:table-cell table:style-name="ce187" table:formula="of:=[$Andover.D11]" office:value-type="float" office:value="0">
            <text:p>0</text:p>
          </table:table-cell>
          <table:table-cell table:style-name="ce187" table:formula="of:=[$Andover.E11]" office:value-type="float" office:value="0">
            <text:p>0</text:p>
          </table:table-cell>
          <table:table-cell table:style-name="ce187" table:formula="of:=[$Andover.F11]" office:value-type="float" office:value="0">
            <text:p>0</text:p>
          </table:table-cell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80" office:value-type="string">
            <text:p>Basingstoke</text:p>
          </table:table-cell>
          <table:table-cell table:style-name="ce187" table:formula="of:=[$Basingstoke.B9]" office:value-type="float" office:value="0">
            <text:p>0</text:p>
          </table:table-cell>
          <table:table-cell table:style-name="ce187" table:formula="of:=[$Basingstoke.C9]" office:value-type="float" office:value="0">
            <text:p>0</text:p>
          </table:table-cell>
          <table:table-cell table:style-name="ce187" table:formula="of:=[$Basingstoke.D9]" office:value-type="float" office:value="0">
            <text:p>0</text:p>
          </table:table-cell>
          <table:table-cell table:style-name="ce187" table:formula="of:=[$Basingstoke.E9]" office:value-type="float" office:value="0">
            <text:p>0</text:p>
          </table:table-cell>
          <table:table-cell table:style-name="ce187" table:formula="of:=[$Basingstoke.F9]" office:value-type="float" office:value="0">
            <text:p>0</text:p>
          </table:table-cell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80" office:value-type="string">
            <text:p>Ashford</text:p>
          </table:table-cell>
          <table:table-cell table:style-name="ce187" table:formula="of:=[$Ashford.B12]" office:value-type="float" office:value="0">
            <text:p>0</text:p>
          </table:table-cell>
          <table:table-cell table:style-name="ce187" table:formula="of:=[$Ashford.C12]" office:value-type="float" office:value="0">
            <text:p>0</text:p>
          </table:table-cell>
          <table:table-cell table:style-name="ce187" table:formula="of:=[$Ashford.D12]" office:value-type="float" office:value="0">
            <text:p>0</text:p>
          </table:table-cell>
          <table:table-cell table:style-name="ce187" table:formula="of:=[$Ashford.E12]" office:value-type="float" office:value="0">
            <text:p>0</text:p>
          </table:table-cell>
          <table:table-cell table:style-name="ce187" table:formula="of:=[$Ashford.F12]" office:value-type="float" office:value="0">
            <text:p>0</text:p>
          </table:table-cell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80" office:value-type="string">
            <text:p>Bognor Regis </text:p>
          </table:table-cell>
          <table:table-cell table:style-name="ce187" table:formula="of:=[$'Bognor Regis'.B13]" office:value-type="float" office:value="0">
            <text:p>0</text:p>
          </table:table-cell>
          <table:table-cell table:style-name="ce187" table:formula="of:=[$'Bognor Regis'.C13]" office:value-type="float" office:value="0">
            <text:p>0</text:p>
          </table:table-cell>
          <table:table-cell table:style-name="ce187" table:formula="of:=[$'Bognor Regis'.D13]" office:value-type="float" office:value="0">
            <text:p>0</text:p>
          </table:table-cell>
          <table:table-cell table:style-name="ce187" table:formula="of:=[$'Bognor Regis'.E13]" office:value-type="float" office:value="0">
            <text:p>0</text:p>
          </table:table-cell>
          <table:table-cell table:style-name="ce187" table:formula="of:=[$'Bognor Regis'.F13]" office:value-type="float" office:value="0">
            <text:p>0</text:p>
          </table:table-cell>
          <table:table-cell table:style-name="ce28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80" office:value-type="string">
            <text:p>Brighton </text:p>
          </table:table-cell>
          <table:table-cell table:style-name="ce187" table:formula="of:=[$Brighton.B11]" office:value-type="float" office:value="0">
            <text:p>0</text:p>
          </table:table-cell>
          <table:table-cell table:style-name="ce187" table:formula="of:=[$Brighton.C11]" office:value-type="float" office:value="0">
            <text:p>0</text:p>
          </table:table-cell>
          <table:table-cell table:style-name="ce187" table:formula="of:=[$Brighton.D11]" office:value-type="float" office:value="0">
            <text:p>0</text:p>
          </table:table-cell>
          <table:table-cell table:style-name="ce187" table:formula="of:=[$Brighton.E11]" office:value-type="float" office:value="0">
            <text:p>0</text:p>
          </table:table-cell>
          <table:table-cell table:style-name="ce187" table:formula="of:=[$Brighton.F11]" office:value-type="float" office:value="0">
            <text:p>0</text:p>
          </table:table-cell>
          <table:table-cell table:style-name="ce29"/>
          <table:table-cell table:style-name="ce37"/>
          <table:table-cell table:style-name="ce11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80" office:value-type="string">
            <text:p>Broadstairs </text:p>
          </table:table-cell>
          <table:table-cell table:style-name="ce187" table:formula="of:=[$Broadstairs.B11]" office:value-type="float" office:value="0">
            <text:p>0</text:p>
          </table:table-cell>
          <table:table-cell table:style-name="ce187" table:formula="of:=[$Broadstairs.C11]" office:value-type="float" office:value="0">
            <text:p>0</text:p>
          </table:table-cell>
          <table:table-cell table:style-name="ce187" table:formula="of:=[$Broadstairs.D11]" office:value-type="float" office:value="0">
            <text:p>0</text:p>
          </table:table-cell>
          <table:table-cell table:style-name="ce187" table:formula="of:=[$Broadstairs.E11]" office:value-type="float" office:value="0">
            <text:p>0</text:p>
          </table:table-cell>
          <table:table-cell table:style-name="ce187" table:formula="of:=[$Broadstairs.F11]" office:value-type="float" office:value="0">
            <text:p>0</text:p>
          </table:table-cell>
          <table:table-cell table:style-name="ce30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80" office:value-type="string">
            <text:p>Exmouth </text:p>
          </table:table-cell>
          <table:table-cell table:style-name="ce187" table:formula="of:=[$Exmouth.B12]" office:value-type="float" office:value="0">
            <text:p>0</text:p>
          </table:table-cell>
          <table:table-cell table:style-name="ce187" table:formula="of:=[$Exmouth.C12]" office:value-type="float" office:value="0">
            <text:p>0</text:p>
          </table:table-cell>
          <table:table-cell table:style-name="ce187" table:formula="of:=[$Exmouth.D12]" office:value-type="float" office:value="0">
            <text:p>0</text:p>
          </table:table-cell>
          <table:table-cell table:style-name="ce187" table:formula="of:=[$Exmouth.E12]" office:value-type="float" office:value="0">
            <text:p>0</text:p>
          </table:table-cell>
          <table:table-cell table:style-name="ce187" table:formula="of:=[$Exmouth.F12]" office:value-type="float" office:value="0">
            <text:p>0</text:p>
          </table:table-cell>
          <table:table-cell table:style-name="ce31"/>
          <table:table-cell table:style-name="ce36" table:number-columns-repeated="8"/>
          <table:table-cell table:number-columns-repeated="1009"/>
        </table:table-row>
        <table:table-row table:style-name="ro5">
          <table:table-cell table:style-name="ce181" office:value-type="string">
            <text:p>Eastbourne</text:p>
          </table:table-cell>
          <table:table-cell table:style-name="ce187" table:formula="of:=[$Eastbourne.B10]" office:value-type="float" office:value="4">
            <text:p>4</text:p>
          </table:table-cell>
          <table:table-cell table:style-name="ce187" table:formula="of:=[$Eastbourne.C10]" office:value-type="float" office:value="0">
            <text:p>0</text:p>
          </table:table-cell>
          <table:table-cell table:style-name="ce187" table:formula="of:=[$Eastbourne.D10]" office:value-type="float" office:value="0">
            <text:p>0</text:p>
          </table:table-cell>
          <table:table-cell table:style-name="ce187" table:formula="of:=[$Eastbourne.E10]" office:value-type="float" office:value="1">
            <text:p>1</text:p>
          </table:table-cell>
          <table:table-cell table:style-name="ce187" table:formula="of:=[$Eastbourne.F10]" office:value-type="float" office:value="1">
            <text:p>1</text:p>
          </table:table-cell>
          <table:table-cell table:style-name="ce32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80" office:value-type="string">
            <text:p>North Heath </text:p>
          </table:table-cell>
          <table:table-cell table:style-name="ce187" table:formula="of:=[$'Northumberland Heath'.B10]" office:value-type="float" office:value="0">
            <text:p>0</text:p>
          </table:table-cell>
          <table:table-cell table:style-name="ce187" table:formula="of:=[$'Northumberland Heath'.C10]" office:value-type="float" office:value="0">
            <text:p>0</text:p>
          </table:table-cell>
          <table:table-cell table:style-name="ce187" table:formula="of:=[$'Northumberland Heath'.D10]" office:value-type="float" office:value="0">
            <text:p>0</text:p>
          </table:table-cell>
          <table:table-cell table:style-name="ce187" table:formula="of:=[$'Northumberland Heath'.E10]" office:value-type="float" office:value="0">
            <text:p>0</text:p>
          </table:table-cell>
          <table:table-cell table:style-name="ce187" table:formula="of:=[$'Northumberland Heath'.F10]" office:value-type="float" office:value="0">
            <text:p>0</text:p>
          </table:table-cell>
          <table:table-cell table:style-name="ce33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80" office:value-type="string">
            <text:p>Polegate </text:p>
          </table:table-cell>
          <table:table-cell table:style-name="ce187" table:formula="of:=[$Polegate.B9]" office:value-type="float" office:value="0">
            <text:p>0</text:p>
          </table:table-cell>
          <table:table-cell table:style-name="ce187" table:formula="of:=[$Polegate.C9]" office:value-type="float" office:value="0">
            <text:p>0</text:p>
          </table:table-cell>
          <table:table-cell table:style-name="ce187" table:formula="of:=[$Polegate.D9]" office:value-type="float" office:value="0">
            <text:p>0</text:p>
          </table:table-cell>
          <table:table-cell table:style-name="ce187" table:formula="of:=[$Polegate.E9]" office:value-type="float" office:value="0">
            <text:p>0</text:p>
          </table:table-cell>
          <table:table-cell table:style-name="ce187" table:formula="of:=[$Polegate.F9]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5">
          <table:table-cell table:style-name="ce180" office:value-type="string">
            <text:p>Ramsgate</text:p>
          </table:table-cell>
          <table:table-cell table:style-name="ce187" table:formula="of:=[$Ramsgate.B12]" office:value-type="float" office:value="0">
            <text:p>0</text:p>
          </table:table-cell>
          <table:table-cell table:style-name="ce187" table:formula="of:=[$Ramsgate.C12]" office:value-type="float" office:value="0">
            <text:p>0</text:p>
          </table:table-cell>
          <table:table-cell table:style-name="ce187" table:formula="of:=[$Ramsgate.D12]" office:value-type="float" office:value="0">
            <text:p>0</text:p>
          </table:table-cell>
          <table:table-cell table:style-name="ce187" table:formula="of:=[$Ramsgate.E12]" office:value-type="float" office:value="0">
            <text:p>0</text:p>
          </table:table-cell>
          <table:table-cell table:style-name="ce187" table:formula="of:=[$Ramsgate.F12]" office:value-type="float" office:value="0">
            <text:p>0</text:p>
          </table:table-cell>
          <table:table-cell table:style-name="ce34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80" office:value-type="string">
            <text:p>Sheerness </text:p>
          </table:table-cell>
          <table:table-cell table:style-name="ce187" table:formula="of:=[$Sheerness.B10]" office:value-type="float" office:value="0">
            <text:p>0</text:p>
          </table:table-cell>
          <table:table-cell table:style-name="ce187" table:formula="of:=[$Sheerness.C10]" office:value-type="float" office:value="0">
            <text:p>0</text:p>
          </table:table-cell>
          <table:table-cell table:style-name="ce187" table:formula="of:=[$Sheerness.D10]" office:value-type="float" office:value="0">
            <text:p>0</text:p>
          </table:table-cell>
          <table:table-cell table:style-name="ce187" table:formula="of:=[$Sheerness.E10]" office:value-type="float" office:value="0">
            <text:p>0</text:p>
          </table:table-cell>
          <table:table-cell table:style-name="ce187" table:formula="of:=[$Sheerness.F10]" office:value-type="float" office:value="0">
            <text:p>0</text:p>
          </table:table-cell>
          <table:table-cell table:style-name="ce35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80" office:value-type="string">
            <text:p>Sittingbourne </text:p>
          </table:table-cell>
          <table:table-cell table:style-name="ce187" table:formula="of:=[$Sittingbourne.B10]" office:value-type="float" office:value="0">
            <text:p>0</text:p>
          </table:table-cell>
          <table:table-cell table:style-name="ce187" table:formula="of:=[$Sittingbourne.C10]" office:value-type="float" office:value="0">
            <text:p>0</text:p>
          </table:table-cell>
          <table:table-cell table:style-name="ce187" table:formula="of:=[$Sittingbourne.D10]" office:value-type="float" office:value="0">
            <text:p>0</text:p>
          </table:table-cell>
          <table:table-cell table:style-name="ce187" table:formula="of:=[$Sittingbourne.E10]" office:value-type="float" office:value="0">
            <text:p>0</text:p>
          </table:table-cell>
          <table:table-cell table:style-name="ce187" table:formula="of:=[$Sittingbourne.F10]" office:value-type="float" office:value="0">
            <text:p>0</text:p>
          </table:table-cell>
          <table:table-cell table:style-name="ce36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18:.B30])" office:value-type="float" office:value="4">
            <text:p>4</text:p>
          </table:table-cell>
          <table:table-cell table:style-name="ce17" table:formula="of:=SUM([.C18:.C30])" office:value-type="float" office:value="0">
            <text:p>0</text:p>
          </table:table-cell>
          <table:table-cell table:style-name="ce17" table:formula="of:=SUM([.D18:.D30])" office:value-type="float" office:value="0">
            <text:p>0</text:p>
          </table:table-cell>
          <table:table-cell table:style-name="ce17" table:formula="of:=SUM([.E18:.E30])" office:value-type="float" office:value="1">
            <text:p>1</text:p>
          </table:table-cell>
          <table:table-cell table:style-name="ce17" table:formula="of:=SUM([.F18:.F30])" office:value-type="float" office:value="1">
            <text:p>1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408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135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Andover" table:style-name="ta2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50" office:value-type="string">
            <text:p>Andover</text:p>
          </table:table-cell>
          <table:table-cell table:style-name="ce55"/>
          <table:table-cell table:style-name="ce60" table:number-columns-repeated="13"/>
          <table:table-cell table:style-name="ce73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Oliver Smith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Amie Barton</text:p>
          </table:table-cell>
          <table:table-cell table:style-name="ce58"/>
          <table:table-cell table:style-name="ce63" table:number-columns-repeated="3"/>
          <table:table-cell table:style-name="ce67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Vacant Position</text:p>
          </table:table-cell>
          <table:table-cell table:style-name="ce58"/>
          <table:table-cell table:style-name="ce63" table:number-columns-repeated="3"/>
          <table:table-cell table:style-name="ce67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Kiri Savage</text:p>
          </table:table-cell>
          <table:table-cell table:style-name="ce59"/>
          <table:table-cell table:style-name="ce64" table:number-columns-repeated="3"/>
          <table:table-cell table:style-name="ce68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10])" office:value-type="float" office:value="0">
            <text:p>0</text:p>
          </table:table-cell>
          <table:table-cell table:style-name="ce17" table:formula="of:=SUM([.C7:.C10])" office:value-type="float" office:value="0">
            <text:p>0</text:p>
          </table:table-cell>
          <table:table-cell table:style-name="ce17" table:formula="of:=SUM([.D7:.D10])" office:value-type="float" office:value="0">
            <text:p>0</text:p>
          </table:table-cell>
          <table:table-cell table:style-name="ce17" table:formula="of:=SUM([.E7:.E10])" office:value-type="float" office:value="0">
            <text:p>0</text:p>
          </table:table-cell>
          <table:table-cell table:style-name="ce17" table:formula="of:=SUM([.F7:.F10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009"/>
        </table:table-row>
        <table:table-row table:style-name="ro6" table:number-rows-repeated="50">
          <table:table-cell table:style-name="ce12" table:number-columns-repeated="15"/>
          <table:table-cell table:number-columns-repeated="1009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Basingstoke" table:style-name="ta3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Basingstoke</text:p>
          </table:table-cell>
          <table:table-cell table:style-name="ce55"/>
          <table:table-cell table:style-name="ce60" table:number-columns-repeated="13"/>
          <table:table-cell table:style-name="ce73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Kiri Savage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Oliver Smith</text:p>
          </table:table-cell>
          <table:table-cell table:style-name="ce75"/>
          <table:table-cell table:style-name="ce76" table:number-columns-repeated="3"/>
          <table:table-cell table:style-name="ce77"/>
          <table:table-cell table:style-name="ce36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8])" office:value-type="float" office:value="0">
            <text:p>0</text:p>
          </table:table-cell>
          <table:table-cell table:style-name="ce17" table:formula="of:=SUM([.C7:.C8])" office:value-type="float" office:value="0">
            <text:p>0</text:p>
          </table:table-cell>
          <table:table-cell table:style-name="ce17" table:formula="of:=SUM([.D7:.D8])" office:value-type="float" office:value="0">
            <text:p>0</text:p>
          </table:table-cell>
          <table:table-cell table:style-name="ce17" table:formula="of:=SUM([.E7:.E8])" office:value-type="float" office:value="0">
            <text:p>0</text:p>
          </table:table-cell>
          <table:table-cell table:style-name="ce17" table:formula="of:=SUM([.F7:.F8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30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Ashford" table:style-name="ta4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3"/>
          <table:table-cell table:style-name="ce12" table:number-columns-repeated="995"/>
        </table:table-row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4">
          <table:table-cell table:style-name="ce74" office:value-type="string">
            <text:p>Ashford</text:p>
          </table:table-cell>
          <table:table-cell table:style-name="ce78" table:number-columns-repeated="7"/>
          <table:table-cell table:style-name="ce86" table:number-columns-repeated="2"/>
          <table:table-cell table:style-name="ce87" table:number-columns-repeated="2"/>
          <table:table-cell table:style-name="ce78"/>
          <table:table-cell table:style-name="ce88"/>
          <table:table-cell table:style-name="ce89"/>
          <table:table-cell table:style-name="ce90"/>
          <table:table-cell table:number-columns-repeated="1008"/>
        </table:table-row>
        <table:table-row table:style-name="ro5">
          <table:table-cell table:style-name="ce51" office:value-type="string">
            <text:p>Totals</text:p>
          </table:table-cell>
          <table:table-cell table:style-name="ce17" table:formula="of:=SUM([.B4:.B4])" office:value-type="float" office:value="0">
            <text:p>0</text:p>
          </table:table-cell>
          <table:table-cell table:style-name="ce17" table:formula="of:=SUM([.C4:.C4])" office:value-type="float" office:value="0">
            <text:p>0</text:p>
          </table:table-cell>
          <table:table-cell table:style-name="ce17" table:formula="of:=SUM([.D4:.D4])" office:value-type="float" office:value="0">
            <text:p>0</text:p>
          </table:table-cell>
          <table:table-cell table:style-name="ce17" table:formula="of:=SUM([.E4:.E4])" office:value-type="float" office:value="0">
            <text:p>0</text:p>
          </table:table-cell>
          <table:table-cell table:style-name="ce17" table:formula="of:=SUM([.F4:.F4])" office:value-type="float" office:value="0">
            <text:p>0</text:p>
          </table:table-cell>
          <table:table-cell table:style-name="ce17" table:formula="of:=SUM([.G4:.G4])" office:value-type="float" office:value="0">
            <text:p>0</text:p>
          </table:table-cell>
          <table:table-cell table:style-name="ce17" table:formula="of:=SUM([.H4:.H4])" office:value-type="float" office:value="0">
            <text:p>0</text:p>
          </table:table-cell>
          <table:table-cell table:style-name="ce17" table:formula="of:=SUM([.I4:.I4])" office:value-type="float" office:value="0">
            <text:p>0</text:p>
          </table:table-cell>
          <table:table-cell table:style-name="ce17" table:formula="of:=SUM([.J4:.J4])" office:value-type="float" office:value="0">
            <text:p>0</text:p>
          </table:table-cell>
          <table:table-cell table:style-name="ce39" table:formula="of:=SUM([.K4:.K4])" office:value-type="float" office:value="0">
            <text:p>£0.00</text:p>
          </table:table-cell>
          <table:table-cell table:style-name="ce39" table:formula="of:=SUM([.L4:.L4])" office:value-type="float" office:value="0">
            <text:p>£0.00</text:p>
          </table:table-cell>
          <table:table-cell table:style-name="ce17" table:formula="of:=SUM([.M4:.M4])" office:value-type="float" office:value="0">
            <text:p>0</text:p>
          </table:table-cell>
          <table:table-cell table:style-name="ce17" table:formula="of:=SUM([.N4:.N4])" office:value-type="float" office:value="0">
            <text:p>0</text:p>
          </table:table-cell>
          <table:table-cell table:style-name="ce42" table:formula="of:=SUM([.O4:.O4])" office:value-type="float" office:value="0">
            <text:p>0</text:p>
          </table:table-cell>
          <table:table-cell table:style-name="ce47" table:formula="of:=SUM([.P4:.P4])" office:value-type="float" office:value="0">
            <text:p>0</text:p>
          </table:table-cell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008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Andrew Beere</text:p>
          </table:table-cell>
          <table:table-cell table:style-name="ce79" table:number-columns-repeated="4"/>
          <table:table-cell table:style-name="ce83"/>
          <table:table-cell table:style-name="ce28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Martha Lines</text:p>
          </table:table-cell>
          <table:table-cell table:style-name="ce80" table:number-columns-repeated="3"/>
          <table:table-cell table:style-name="ce82"/>
          <table:table-cell table:style-name="ce84"/>
          <table:table-cell table:style-name="ce29"/>
          <table:table-cell table:style-name="ce37"/>
          <table:table-cell table:style-name="ce11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Lashiya Mattoo </text:p>
          </table:table-cell>
          <table:table-cell table:style-name="ce81" table:number-columns-repeated="4"/>
          <table:table-cell table:style-name="ce85"/>
          <table:table-cell table:style-name="ce30"/>
          <table:table-cell table:style-name="ce12" table:number-columns-repeated="8"/>
          <table:table-cell table:number-columns-repeated="14"/>
          <table:table-cell table:style-name="ce12" table:number-columns-repeated="995"/>
        </table:table-row>
        <table:table-row table:style-name="ro5">
          <table:table-cell table:style-name="ce53" office:value-type="string">
            <text:p>Lauren Watson</text:p>
          </table:table-cell>
          <table:table-cell table:style-name="ce79" table:number-columns-repeated="4"/>
          <table:table-cell table:style-name="ce83"/>
          <table:table-cell table:style-name="ce31"/>
          <table:table-cell table:style-name="ce36" table:number-columns-repeated="8"/>
          <table:table-cell table:number-columns-repeated="14"/>
          <table:table-cell table:style-name="ce12" table:number-columns-repeated="995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8:.B11])" office:value-type="float" office:value="0">
            <text:p>0</text:p>
          </table:table-cell>
          <table:table-cell table:style-name="ce17" table:formula="of:=SUM([.C8:.C11])" office:value-type="float" office:value="0">
            <text:p>0</text:p>
          </table:table-cell>
          <table:table-cell table:style-name="ce17" table:formula="of:=SUM([.D8:.D11])" office:value-type="float" office:value="0">
            <text:p>0</text:p>
          </table:table-cell>
          <table:table-cell table:style-name="ce17" table:formula="of:=SUM([.E8:.E11])" office:value-type="float" office:value="0">
            <text:p>0</text:p>
          </table:table-cell>
          <table:table-cell table:style-name="ce17" table:formula="of:=SUM([.F8:.F11])" office:value-type="float" office:value="0">
            <text:p>0</text:p>
          </table:table-cell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28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Basingstoke" table:base-cell-address="$'Regional Total'.$A$1" table:cell-range-address="$Ashford.$A$1:.$AMJ$1048576"/>
        </table:named-expressions>
      </table:table>
      <table:table table:name="Bognor Regis" table:style-name="ta5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  <table:table-cell table:number-columns-repeated="15"/>
          <table:table-cell table:style-name="ce12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Bognor Regis</text:p>
          </table:table-cell>
          <table:table-cell table:style-name="ce93" table:number-columns-repeated="9"/>
          <table:table-cell table:style-name="ce97" table:number-columns-repeated="2"/>
          <table:table-cell table:style-name="ce99" table:number-columns-repeated="3"/>
          <table:table-cell table:style-name="ce73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91"/>
          <table:table-cell table:style-name="ce94" table:number-columns-repeated="9"/>
          <table:table-cell table:style-name="ce98" table:number-columns-repeated="2"/>
          <table:table-cell table:style-name="ce94" table:number-columns-repeated="3"/>
          <table:table-cell table:style-name="ce100"/>
          <table:table-cell table:style-name="ce101" table:number-columns-repeated="1008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Steve Sherlock</text:p>
          </table:table-cell>
          <table:table-cell table:style-name="ce79" table:number-columns-repeated="4"/>
          <table:table-cell table:style-name="ce83"/>
          <table:table-cell table:style-name="ce28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Jamie Walker</text:p>
          </table:table-cell>
          <table:table-cell table:style-name="ce80" table:number-columns-repeated="3"/>
          <table:table-cell table:style-name="ce82"/>
          <table:table-cell table:style-name="ce84"/>
          <table:table-cell table:style-name="ce29"/>
          <table:table-cell table:style-name="ce37"/>
          <table:table-cell table:style-name="ce11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Ainhoa Ansa-Mcintyre</text:p>
          </table:table-cell>
          <table:table-cell table:style-name="ce81" table:number-columns-repeated="4"/>
          <table:table-cell table:style-name="ce85"/>
          <table:table-cell table:style-name="ce30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53" office:value-type="string">
            <text:p>Maureen Blatch</text:p>
          </table:table-cell>
          <table:table-cell table:style-name="ce79" table:number-columns-repeated="4"/>
          <table:table-cell table:style-name="ce83"/>
          <table:table-cell table:style-name="ce31"/>
          <table:table-cell table:style-name="ce36" table:number-columns-repeated="8"/>
          <table:table-cell table:number-columns-repeated="1009"/>
        </table:table-row>
        <table:table-row table:style-name="ro5">
          <table:table-cell table:style-name="ce92" office:value-type="string">
            <text:p>Natalie Pozella</text:p>
          </table:table-cell>
          <table:table-cell table:style-name="ce95" table:number-columns-repeated="4"/>
          <table:table-cell table:style-name="ce96"/>
          <table:table-cell table:style-name="ce32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53" office:value-type="string">
            <text:p>Susan Shelton</text:p>
          </table:table-cell>
          <table:table-cell table:style-name="ce95" table:number-columns-repeated="4"/>
          <table:table-cell table:style-name="ce96"/>
          <table:table-cell table:style-name="ce33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12])" office:value-type="float" office:value="0">
            <text:p>0</text:p>
          </table:table-cell>
          <table:table-cell table:style-name="ce17" table:formula="of:=SUM([.C7:.C12])" office:value-type="float" office:value="0">
            <text:p>0</text:p>
          </table:table-cell>
          <table:table-cell table:style-name="ce17" table:formula="of:=SUM([.D7:.D12])" office:value-type="float" office:value="0">
            <text:p>0</text:p>
          </table:table-cell>
          <table:table-cell table:style-name="ce17" table:formula="of:=SUM([.E7:.E12])" office:value-type="float" office:value="0">
            <text:p>0</text:p>
          </table:table-cell>
          <table:table-cell table:style-name="ce17" table:formula="of:=SUM([.F7:.F12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009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Brighton" table:style-name="ta6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Brighton</text:p>
          </table:table-cell>
          <table:table-cell table:style-name="ce102"/>
          <table:table-cell table:style-name="ce104" table:number-columns-repeated="6"/>
          <table:table-cell table:style-name="ce107" table:number-columns-repeated="2"/>
          <table:table-cell table:style-name="ce108" table:number-columns-repeated="2"/>
          <table:table-cell table:style-name="ce109" table:number-columns-repeated="2"/>
          <table:table-cell table:style-name="ce110"/>
          <table:table-cell table:style-name="ce111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Dominique Lennon</text:p>
          </table:table-cell>
          <table:table-cell table:style-name="ce103"/>
          <table:table-cell table:style-name="ce105" table:number-columns-repeated="3"/>
          <table:table-cell table:style-name="ce10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Evan Stiles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Grace Fitzgerald</text:p>
          </table:table-cell>
          <table:table-cell table:style-name="ce81" table:number-columns-repeated="4"/>
          <table:table-cell table:style-name="ce85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Omar Aamir</text:p>
          </table:table-cell>
          <table:table-cell table:style-name="ce79" table:number-columns-repeated="4"/>
          <table:table-cell table:style-name="ce83"/>
          <table:table-cell table:style-name="ce28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10])" office:value-type="float" office:value="0">
            <text:p>0</text:p>
          </table:table-cell>
          <table:table-cell table:style-name="ce17" table:formula="of:=SUM([.C7:.C10])" office:value-type="float" office:value="0">
            <text:p>0</text:p>
          </table:table-cell>
          <table:table-cell table:style-name="ce17" table:formula="of:=SUM([.D7:.D10])" office:value-type="float" office:value="0">
            <text:p>0</text:p>
          </table:table-cell>
          <table:table-cell table:style-name="ce17" table:formula="of:=SUM([.E7:.E10])" office:value-type="float" office:value="0">
            <text:p>0</text:p>
          </table:table-cell>
          <table:table-cell table:style-name="ce17" table:formula="of:=SUM([.F7:.F10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68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Broadstairs" table:style-name="ta7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Broadstairs</text:p>
          </table:table-cell>
          <table:table-cell table:style-name="ce78" table:number-columns-repeated="7"/>
          <table:table-cell table:style-name="ce112" table:number-columns-repeated="2"/>
          <table:table-cell table:style-name="ce87" table:number-columns-repeated="2"/>
          <table:table-cell table:style-name="ce78" table:number-columns-repeated="2"/>
          <table:table-cell table:style-name="ce87"/>
          <table:table-cell table:style-name="ce90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Matthew Walker</text:p>
          </table:table-cell>
          <table:table-cell table:style-name="ce103"/>
          <table:table-cell table:style-name="ce105" table:number-columns-repeated="3"/>
          <table:table-cell table:style-name="ce10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Gemma Wornham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Callum Radcliffe</text:p>
          </table:table-cell>
          <table:table-cell table:style-name="ce81" table:number-columns-repeated="4"/>
          <table:table-cell table:style-name="ce85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Joe Emm</text:p>
          </table:table-cell>
          <table:table-cell table:style-name="ce79" table:number-columns-repeated="4"/>
          <table:table-cell table:style-name="ce83"/>
          <table:table-cell table:style-name="ce28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10])" office:value-type="float" office:value="0">
            <text:p>0</text:p>
          </table:table-cell>
          <table:table-cell table:style-name="ce17" table:formula="of:=SUM([.C7:.C10])" office:value-type="float" office:value="0">
            <text:p>0</text:p>
          </table:table-cell>
          <table:table-cell table:style-name="ce17" table:formula="of:=SUM([.D7:.D10])" office:value-type="float" office:value="0">
            <text:p>0</text:p>
          </table:table-cell>
          <table:table-cell table:style-name="ce17" table:formula="of:=SUM([.E7:.E10])" office:value-type="float" office:value="0">
            <text:p>0</text:p>
          </table:table-cell>
          <table:table-cell table:style-name="ce17" table:formula="of:=SUM([.F7:.F10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26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Exmouth" table:style-name="ta8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21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Exmouth</text:p>
          </table:table-cell>
          <table:table-cell table:style-name="ce113" table:number-columns-repeated="9"/>
          <table:table-cell table:style-name="ce114" table:number-columns-repeated="2"/>
          <table:table-cell table:style-name="ce115" table:number-columns-repeated="2"/>
          <table:table-cell table:style-name="ce116"/>
          <table:table-cell table:style-name="ce90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ings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Garry Batten</text:p>
          </table:table-cell>
          <table:table-cell table:style-name="ce103"/>
          <table:table-cell table:style-name="ce105" table:number-columns-repeated="3"/>
          <table:table-cell table:style-name="ce10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Josh Gribble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Katrin Takvoryan </text:p>
          </table:table-cell>
          <table:table-cell table:style-name="ce81" table:number-columns-repeated="4"/>
          <table:table-cell table:style-name="ce85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Lewis Adkins</text:p>
          </table:table-cell>
          <table:table-cell table:style-name="ce79" table:number-columns-repeated="4"/>
          <table:table-cell table:style-name="ce83"/>
          <table:table-cell table:style-name="ce28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Matthew Tait</text:p>
          </table:table-cell>
          <table:table-cell table:style-name="ce80" table:number-columns-repeated="3"/>
          <table:table-cell table:style-name="ce82"/>
          <table:table-cell table:style-name="ce84"/>
          <table:table-cell table:style-name="ce29"/>
          <table:table-cell table:style-name="ce37"/>
          <table:table-cell table:style-name="ce11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11])" office:value-type="float" office:value="0">
            <text:p>0</text:p>
          </table:table-cell>
          <table:table-cell table:style-name="ce17" table:formula="of:=SUM([.C7:.C11])" office:value-type="float" office:value="0">
            <text:p>0</text:p>
          </table:table-cell>
          <table:table-cell table:style-name="ce17" table:formula="of:=SUM([.D7:.D11])" office:value-type="float" office:value="0">
            <text:p>0</text:p>
          </table:table-cell>
          <table:table-cell table:style-name="ce17" table:formula="of:=SUM([.E7:.E11])" office:value-type="float" office:value="0">
            <text:p>0</text:p>
          </table:table-cell>
          <table:table-cell table:style-name="ce17" table:formula="of:=SUM([.F7:.F11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118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444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Eastbourne" table:style-name="ta16" table:print="false">
        <office:forms form:automatic-focus="false" form:apply-design-mode="false"/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Eastbourne</text:p>
          </table:table-cell>
          <table:table-cell table:style-name="ce200" office:value-type="float" office:value="1">
            <text:p>1</text:p>
          </table:table-cell>
          <table:table-cell table:style-name="ce201" office:value-type="float" office:value="1">
            <text:p>1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number-columns-repeated="2" table:style-name="ce202" office:value-type="float" office:value="0">
            <text:p>0.00</text:p>
          </table:table-cell>
          <table:table-cell table:style-name="ce201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2" office:value-type="float" office:value="0">
            <text:p>0.00</text:p>
          </table:table-cell>
          <table:table-cell table:style-name="ce204" office:value-type="float" office:value="23657">
            <text:p>23657</text:p>
          </table:table-cell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1">
            <text:p>1</text:p>
          </table:table-cell>
          <table:table-cell table:style-name="ce17" table:formula="of:=SUM([.C3:.C3])" office:value-type="float" office:value="1">
            <text:p>1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1">
            <text:p>1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1">
            <text:p>1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23657">
            <text:p>23657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Ali Sabri</text:p>
          </table:table-cell>
          <table:table-cell table:style-name="ce103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/>
          <table:table-cell table:style-name="ce57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Liam Gilmour</text:p>
          </table:table-cell>
          <table:table-cell table:style-name="ce81" office:value-type="float" office:value="3">
            <text:p>3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9])" office:value-type="float" office:value="4">
            <text:p>4</text:p>
          </table:table-cell>
          <table:table-cell table:style-name="ce17" table:formula="of:=SUM([.C7:.C9])" office:value-type="float" office:value="0">
            <text:p>0</text:p>
          </table:table-cell>
          <table:table-cell table:style-name="ce17" table:formula="of:=SUM([.D7:.D9])" office:value-type="float" office:value="0">
            <text:p>0</text:p>
          </table:table-cell>
          <table:table-cell table:style-name="ce17" table:formula="of:=SUM([.E7:.E9])" office:value-type="float" office:value="1">
            <text:p>1</text:p>
          </table:table-cell>
          <table:table-cell table:style-name="ce17" table:formula="of:=SUM([.F7:.F9])" office:value-type="float" office:value="1">
            <text:p>1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46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Northumberland Heath" table:style-name="ta10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table:style-name="ce12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52" office:value-type="string">
            <text:p>Branch Result</text:p>
          </table:table-cell>
          <table:table-cell table:style-name="ce126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52" office:value-type="string">
            <text:p>Northumberland Heath</text:p>
          </table:table-cell>
          <table:table-cell table:style-name="ce127"/>
          <table:table-cell table:style-name="ce131" table:number-columns-repeated="8"/>
          <table:table-cell table:style-name="ce132" table:number-columns-repeated="2"/>
          <table:table-cell table:style-name="ce131" table:number-columns-repeated="2"/>
          <table:table-cell table:style-name="ce132"/>
          <table:table-cell table:style-name="ce134"/>
          <table:table-cell table:number-columns-repeated="1008"/>
        </table:table-row>
        <table:table-row table:style-name="ro5">
          <table:table-cell table:style-name="ce123" office:value-type="string">
            <text:p>Total </text:p>
          </table:table-cell>
          <table:table-cell table:style-name="ce128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24"/>
          <table:table-cell table:style-name="ce129" table:number-columns-repeated="9"/>
          <table:table-cell table:style-name="ce133" table:number-columns-repeated="2"/>
          <table:table-cell table:style-name="ce129" table:number-columns-repeated="2"/>
          <table:table-cell table:style-name="ce133"/>
          <table:table-cell table:style-name="ce135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Mark Lockwood</text:p>
          </table:table-cell>
          <table:table-cell table:style-name="ce103"/>
          <table:table-cell table:style-name="ce105" table:number-columns-repeated="3"/>
          <table:table-cell table:style-name="ce10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James Ashurst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Hannah Strobel</text:p>
          </table:table-cell>
          <table:table-cell table:style-name="ce130"/>
          <table:table-cell table:style-name="ce81" table:number-columns-repeated="3"/>
          <table:table-cell table:style-name="ce85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25" office:value-type="string">
            <text:p>Total </text:p>
          </table:table-cell>
          <table:table-cell table:style-name="ce17" table:formula="of:=SUM([.B7:.B9])" office:value-type="float" office:value="0">
            <text:p>0</text:p>
          </table:table-cell>
          <table:table-cell table:style-name="ce17" table:formula="of:=SUM([.C7:.C9])" office:value-type="float" office:value="0">
            <text:p>0</text:p>
          </table:table-cell>
          <table:table-cell table:style-name="ce17" table:formula="of:=SUM([.D7:.D9])" office:value-type="float" office:value="0">
            <text:p>0</text:p>
          </table:table-cell>
          <table:table-cell table:style-name="ce17" table:formula="of:=SUM([.E7:.E9])" office:value-type="float" office:value="0">
            <text:p>0</text:p>
          </table:table-cell>
          <table:table-cell table:style-name="ce17" table:formula="of:=SUM([.F7:.F9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96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468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Polegate" table:style-name="ta11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 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Polegate</text:p>
          </table:table-cell>
          <table:table-cell table:style-name="ce136"/>
          <table:table-cell table:style-name="ce139" table:number-columns-repeated="8"/>
          <table:table-cell table:style-name="ce143" table:number-columns-repeated="2"/>
          <table:table-cell table:style-name="ce139" table:number-columns-repeated="2"/>
          <table:table-cell table:style-name="ce144"/>
          <table:table-cell table:style-name="ce90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Paul Barden</text:p>
          </table:table-cell>
          <table:table-cell table:style-name="ce137"/>
          <table:table-cell table:style-name="ce140" table:number-columns-repeated="3"/>
          <table:table-cell table:style-name="ce141"/>
          <table:table-cell table:style-name="ce12" table:number-columns-repeated="9"/>
          <table:table-cell table:number-columns-repeated="1009"/>
        </table:table-row>
        <table:table-row table:style-name="ro5">
          <table:table-cell table:style-name="ce53" office:value-type="string">
            <text:p>Angela Cuff</text:p>
          </table:table-cell>
          <table:table-cell table:style-name="ce138" table:number-columns-repeated="4"/>
          <table:table-cell table:style-name="ce142"/>
          <table:table-cell table:style-name="ce34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8])" office:value-type="float" office:value="0">
            <text:p>0</text:p>
          </table:table-cell>
          <table:table-cell table:style-name="ce17" table:formula="of:=SUM([.C7:.C8])" office:value-type="float" office:value="0">
            <text:p>0</text:p>
          </table:table-cell>
          <table:table-cell table:style-name="ce17" table:formula="of:=SUM([.D7:.D8])" office:value-type="float" office:value="0">
            <text:p>0</text:p>
          </table:table-cell>
          <table:table-cell table:style-name="ce17" table:formula="of:=SUM([.E7:.E8])" office:value-type="float" office:value="0">
            <text:p>0</text:p>
          </table:table-cell>
          <table:table-cell table:style-name="ce17" table:formula="of:=SUM([.F7:.F8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33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Ramsgate" table:style-name="ta12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Ramsgate</text:p>
          </table:table-cell>
          <table:table-cell table:style-name="ce78" table:number-columns-repeated="7"/>
          <table:table-cell table:style-name="ce112" table:number-columns-repeated="2"/>
          <table:table-cell table:style-name="ce87" table:number-columns-repeated="2"/>
          <table:table-cell table:style-name="ce78" table:number-columns-repeated="2"/>
          <table:table-cell table:style-name="ce145"/>
          <table:table-cell table:style-name="ce90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 </text:p>
          </table:table-cell>
          <table:table-cell table:style-name="ce56" office:value-type="string">
            <text:p>Resi viewings</text:p>
          </table:table-cell>
          <table:table-cell table:style-name="ce61" office:value-type="string">
            <text:p>Lett Viewings</text:p>
          </table:table-cell>
          <table:table-cell table:style-name="ce65" office:value-type="string">
            <text:p>VALS</text:p>
          </table:table-cell>
          <table:table-cell table:style-name="ce56" office:value-type="string">
            <text:p>CONS</text:p>
          </table:table-cell>
          <table:table-cell table:style-name="ce65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Matthew Walker</text:p>
          </table:table-cell>
          <table:table-cell table:style-name="ce103"/>
          <table:table-cell table:style-name="ce105" table:number-columns-repeated="3"/>
          <table:table-cell table:style-name="ce10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Joseph Emm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Sasha Robinson</text:p>
          </table:table-cell>
          <table:table-cell table:style-name="ce81" table:number-columns-repeated="4"/>
          <table:table-cell table:style-name="ce85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Jamie Witney</text:p>
          </table:table-cell>
          <table:table-cell table:style-name="ce79" table:number-columns-repeated="4"/>
          <table:table-cell table:style-name="ce83"/>
          <table:table-cell table:style-name="ce28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Gemma Wornham</text:p>
          </table:table-cell>
          <table:table-cell table:style-name="ce80" table:number-columns-repeated="3"/>
          <table:table-cell table:style-name="ce82"/>
          <table:table-cell table:style-name="ce84"/>
          <table:table-cell table:style-name="ce29"/>
          <table:table-cell table:style-name="ce37"/>
          <table:table-cell table:style-name="ce11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11])" office:value-type="float" office:value="0">
            <text:p>0</text:p>
          </table:table-cell>
          <table:table-cell table:style-name="ce17" table:formula="of:=SUM([.C7:.C11])" office:value-type="float" office:value="0">
            <text:p>0</text:p>
          </table:table-cell>
          <table:table-cell table:style-name="ce17" table:formula="of:=SUM([.D7:.D11])" office:value-type="float" office:value="0">
            <text:p>0</text:p>
          </table:table-cell>
          <table:table-cell table:style-name="ce17" table:formula="of:=SUM([.E7:.E11])" office:value-type="float" office:value="0">
            <text:p>0</text:p>
          </table:table-cell>
          <table:table-cell table:style-name="ce17" table:formula="of:=SUM([.F7:.F11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50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Sheerness" table:style-name="ta13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74" office:value-type="string">
            <text:p>Sheerness</text:p>
          </table:table-cell>
          <table:table-cell table:style-name="ce147"/>
          <table:table-cell table:style-name="ce150"/>
          <table:table-cell table:style-name="ce153" table:number-columns-repeated="5"/>
          <table:table-cell table:style-name="ce156" table:number-columns-repeated="2"/>
          <table:table-cell table:style-name="ce157" table:number-columns-repeated="2"/>
          <table:table-cell table:style-name="ce153"/>
          <table:table-cell table:style-name="ce158"/>
          <table:table-cell table:style-name="ce159"/>
          <table:table-cell table:style-name="ce160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4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148" office:value-type="string">
            <text:p>Resi viewings</text:p>
          </table:table-cell>
          <table:table-cell table:style-name="ce151" office:value-type="string">
            <text:p>Lett Viewings</text:p>
          </table:table-cell>
          <table:table-cell table:style-name="ce154" office:value-type="string">
            <text:p>VALS</text:p>
          </table:table-cell>
          <table:table-cell table:style-name="ce148" office:value-type="string">
            <text:p>CONS</text:p>
          </table:table-cell>
          <table:table-cell table:style-name="ce154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Fiona Pauling</text:p>
          </table:table-cell>
          <table:table-cell table:style-name="ce103"/>
          <table:table-cell table:style-name="ce105" table:number-columns-repeated="3"/>
          <table:table-cell table:style-name="ce10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Avril Morrison</text:p>
          </table:table-cell>
          <table:table-cell table:style-name="ce149"/>
          <table:table-cell table:style-name="ce152" table:number-columns-repeated="3"/>
          <table:table-cell table:style-name="ce155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Vacant</text:p>
          </table:table-cell>
          <table:table-cell table:style-name="ce57"/>
          <table:table-cell table:style-name="ce62" table:number-columns-repeated="3"/>
          <table:table-cell table:style-name="ce66"/>
          <table:table-cell table:style-name="ce27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9])" office:value-type="float" office:value="0">
            <text:p>0</text:p>
          </table:table-cell>
          <table:table-cell table:style-name="ce17" table:formula="of:=SUM([.C7:.C9])" office:value-type="float" office:value="0">
            <text:p>0</text:p>
          </table:table-cell>
          <table:table-cell table:style-name="ce17" table:formula="of:=SUM([.D7:.D9])" office:value-type="float" office:value="0">
            <text:p>0</text:p>
          </table:table-cell>
          <table:table-cell table:style-name="ce17" table:formula="of:=SUM([.E7:.E9])" office:value-type="float" office:value="0">
            <text:p>0</text:p>
          </table:table-cell>
          <table:table-cell table:style-name="ce17" table:formula="of:=SUM([.F7:.F9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88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Sittingbourne" table:style-name="ta14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2" table:number-columns-repeated="2" table:default-cell-style-name="Excel_20_Built-in_20_Normal"/>
        <table:table-column table:style-name="co19" table:default-cell-style-name="Excel_20_Built-in_20_Normal"/>
        <table:table-column table:style-name="co12" table:number-columns-repeated="2" table:default-cell-style-name="Excel_20_Built-in_20_Normal"/>
        <table:table-column table:style-name="co9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5" table:default-cell-style-name="ce12"/>
        <table:table-column table:style-name="co16" table:default-cell-style-name="ce12"/>
        <table:table-column table:style-name="co13" table:number-columns-repeated="12" table:default-cell-style-name="ce12"/>
        <table:table-column table:style-name="co12" table:number-columns-repeated="995" table:default-cell-style-name="Excel_20_Built-in_20_Normal"/>
        <table:table-row table:style-name="ro6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5">
          <table:table-cell table:style-name="ce49" office:value-type="string">
            <text:p>Branch Result</text:p>
          </table:table-cell>
          <table:table-cell table:style-name="ce54" office:value-type="string">
            <text:p>Resi Listing</text:p>
          </table:table-cell>
          <table:table-cell table:style-name="ce54" office:value-type="string">
            <text:p>Lettings Listing</text:p>
          </table:table-cell>
          <table:table-cell table:style-name="ce54" office:value-type="string">
            <text:p>FM</text:p>
          </table:table-cell>
          <table:table-cell table:style-name="ce54" office:value-type="string">
            <text:p>RC</text:p>
          </table:table-cell>
          <table:table-cell table:style-name="ce54" office:value-type="string">
            <text:p>TF</text:p>
          </table:table-cell>
          <table:table-cell table:style-name="ce54" office:value-type="string">
            <text:p>GHS</text:p>
          </table:table-cell>
          <table:table-cell table:style-name="ce54" office:value-type="string">
            <text:p>Net Sale</text:p>
          </table:table-cell>
          <table:table-cell table:style-name="ce54" office:value-type="string">
            <text:p>NHMC Seller</text:p>
          </table:table-cell>
          <table:table-cell table:style-name="ce54" office:value-type="string">
            <text:p>NHMC Buyer</text:p>
          </table:table-cell>
          <table:table-cell table:style-name="ce70" office:value-type="string">
            <text:p>GHS £ Value</text:p>
          </table:table-cell>
          <table:table-cell table:style-name="ce70" office:value-type="string">
            <text:p>Net £ Value</text:p>
          </table:table-cell>
          <table:table-cell table:style-name="ce54" office:value-type="string">
            <text:p>Net app</text:p>
          </table:table-cell>
          <table:table-cell table:style-name="ce54" office:value-type="string">
            <text:p>Checkin</text:p>
          </table:table-cell>
          <table:table-cell table:style-name="ce71" office:value-type="string">
            <text:p>Exchange </text:p>
          </table:table-cell>
          <table:table-cell table:style-name="ce72" office:value-type="string">
            <text:p>Reforecast</text:p>
          </table:table-cell>
          <table:table-cell table:number-columns-repeated="1008"/>
        </table:table-row>
        <table:table-row table:style-name="ro2">
          <table:table-cell table:style-name="ce161" office:value-type="string">
            <text:p>Sittingbourne</text:p>
          </table:table-cell>
          <table:table-cell table:style-name="ce162"/>
          <table:table-cell table:style-name="ce165" table:number-columns-repeated="8"/>
          <table:table-cell table:style-name="ce166" table:number-columns-repeated="2"/>
          <table:table-cell table:style-name="ce165" table:number-columns-repeated="3"/>
          <table:table-cell table:style-name="ce90"/>
          <table:table-cell table:number-columns-repeated="1008"/>
        </table:table-row>
        <table:table-row table:style-name="ro4">
          <table:table-cell table:style-name="ce51" office:value-type="string">
            <text:p>Totals</text:p>
          </table:table-cell>
          <table:table-cell table:style-name="ce17" table:formula="of:=SUM([.B3:.B3])" office:value-type="float" office:value="0">
            <text:p>0</text:p>
          </table:table-cell>
          <table:table-cell table:style-name="ce17" table:formula="of:=SUM([.C3:.C3])" office:value-type="float" office:value="0">
            <text:p>0</text:p>
          </table:table-cell>
          <table:table-cell table:style-name="ce17" table:formula="of:=SUM([.D3:.D3])" office:value-type="float" office:value="0">
            <text:p>0</text:p>
          </table:table-cell>
          <table:table-cell table:style-name="ce17" table:formula="of:=SUM([.E3:.E3])" office:value-type="float" office:value="0">
            <text:p>0</text:p>
          </table:table-cell>
          <table:table-cell table:style-name="ce17" table:formula="of:=SUM([.F3:.F3])" office:value-type="float" office:value="0">
            <text:p>0</text:p>
          </table:table-cell>
          <table:table-cell table:style-name="ce17" table:formula="of:=SUM([.G3:.G3])" office:value-type="float" office:value="0">
            <text:p>0</text:p>
          </table:table-cell>
          <table:table-cell table:style-name="ce17" table:formula="of:=SUM([.H3:.H3])" office:value-type="float" office:value="0">
            <text:p>0</text:p>
          </table:table-cell>
          <table:table-cell table:style-name="ce17" table:formula="of:=SUM([.I3:.I3])" office:value-type="float" office:value="0">
            <text:p>0</text:p>
          </table:table-cell>
          <table:table-cell table:style-name="ce17" table:formula="of:=SUM([.J3:.J3])" office:value-type="float" office:value="0">
            <text:p>0</text:p>
          </table:table-cell>
          <table:table-cell table:style-name="ce39" table:formula="of:=SUM([.K3:.K3])" office:value-type="float" office:value="0">
            <text:p>£0.00</text:p>
          </table:table-cell>
          <table:table-cell table:style-name="ce39" table:formula="of:=SUM([.L3:.L3])" office:value-type="float" office:value="0">
            <text:p>£0.00</text:p>
          </table:table-cell>
          <table:table-cell table:style-name="ce17" table:formula="of:=SUM([.M3:.M3])" office:value-type="float" office:value="0">
            <text:p>0</text:p>
          </table:table-cell>
          <table:table-cell table:style-name="ce17" table:formula="of:=SUM([.N3:.N3])" office:value-type="float" office:value="0">
            <text:p>0</text:p>
          </table:table-cell>
          <table:table-cell table:style-name="ce42" table:formula="of:=SUM([.O3:.O3])" office:value-type="float" office:value="0">
            <text:p>0</text:p>
          </table:table-cell>
          <table:table-cell table:style-name="ce47" table:formula="of:=SUM([.P3:.P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46"/>
          <table:table-cell table:style-name="ce18" table:number-columns-repeated="9"/>
          <table:table-cell table:style-name="ce40" table:number-columns-repeated="2"/>
          <table:table-cell table:style-name="ce18" table:number-columns-repeated="3"/>
          <table:table-cell table:style-name="ce48"/>
          <table:table-cell table:number-columns-repeated="13"/>
          <table:table-cell table:style-name="ce12" table:number-columns-repeated="995"/>
        </table:table-row>
        <table:table-row table:style-name="ro5">
          <table:table-cell table:style-name="ce52" office:value-type="string">
            <text:p>Branch Staff</text:p>
          </table:table-cell>
          <table:table-cell table:style-name="ce148" office:value-type="string">
            <text:p>Resi viewings</text:p>
          </table:table-cell>
          <table:table-cell table:style-name="ce151" office:value-type="string">
            <text:p>Lett Viewings</text:p>
          </table:table-cell>
          <table:table-cell table:style-name="ce154" office:value-type="string">
            <text:p>VALS</text:p>
          </table:table-cell>
          <table:table-cell table:style-name="ce148" office:value-type="string">
            <text:p>CONS</text:p>
          </table:table-cell>
          <table:table-cell table:style-name="ce154" office:value-type="string">
            <text:p>FS BOOKED</text:p>
          </table:table-cell>
          <table:table-cell table:style-name="ce69"/>
          <table:table-cell table:style-name="ce11" table:number-columns-repeated="2"/>
          <table:table-cell table:style-name="ce12" table:number-columns-repeated="6"/>
          <table:table-cell table:number-columns-repeated="1009"/>
        </table:table-row>
        <table:table-row table:style-name="ro5">
          <table:table-cell table:style-name="ce53" office:value-type="string">
            <text:p>Connor Murphy</text:p>
          </table:table-cell>
          <table:table-cell table:style-name="ce138" table:number-columns-repeated="5"/>
          <table:table-cell table:style-name="ce34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53" office:value-type="string">
            <text:p>Shannon Chamberlain</text:p>
          </table:table-cell>
          <table:table-cell table:style-name="ce163" table:number-columns-repeated="5"/>
          <table:table-cell table:style-name="ce35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53" office:value-type="string">
            <text:p>Theresa Horton</text:p>
          </table:table-cell>
          <table:table-cell table:style-name="ce164" table:number-columns-repeated="5"/>
          <table:table-cell table:style-name="ce36"/>
          <table:table-cell table:style-name="ce12" table:number-columns-repeated="8"/>
          <table:table-cell table:number-columns-repeated="1009"/>
        </table:table-row>
        <table:table-row table:style-name="ro5">
          <table:table-cell table:style-name="ce10" office:value-type="string">
            <text:p>Total </text:p>
          </table:table-cell>
          <table:table-cell table:style-name="ce17" table:formula="of:=SUM([.B7:.B9])" office:value-type="float" office:value="0">
            <text:p>0</text:p>
          </table:table-cell>
          <table:table-cell table:style-name="ce17" table:formula="of:=SUM([.C7:.C9])" office:value-type="float" office:value="0">
            <text:p>0</text:p>
          </table:table-cell>
          <table:table-cell table:style-name="ce17" table:formula="of:=SUM([.D7:.D9])" office:value-type="float" office:value="0">
            <text:p>0</text:p>
          </table:table-cell>
          <table:table-cell table:style-name="ce17" table:formula="of:=SUM([.E7:.E9])" office:value-type="float" office:value="0">
            <text:p>0</text:p>
          </table:table-cell>
          <table:table-cell table:style-name="ce17" table:formula="of:=SUM([.F7:.F9])" office:value-type="float" office:value="0">
            <text:p>0</text:p>
          </table:table-cell>
          <table:table-cell table:style-name="ce12" table:number-columns-repeated="9"/>
          <table:table-cell table:number-columns-repeated="1009"/>
        </table:table-row>
        <table:table-row table:style-name="ro6">
          <table:table-cell table:style-name="ce11" table:number-columns-repeated="6"/>
          <table:table-cell table:style-name="ce12" table:number-columns-repeated="9"/>
          <table:table-cell table:number-columns-repeated="14"/>
          <table:table-cell table:style-name="ce12" table:number-columns-repeated="995"/>
        </table:table-row>
        <table:table-row table:style-name="ro6" table:number-rows-repeated="256">
          <table:table-cell table:style-name="ce12" table:number-columns-repeated="15"/>
          <table:table-cell table:number-columns-repeated="14"/>
          <table:table-cell table:style-name="ce12" table:number-columns-repeated="995"/>
        </table:table-row>
        <table:table-row table:style-name="ro6" table:number-rows-repeated="1048308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andover" table:base-cell-address="$'Regional Total'.$A$1" table:cell-range-address="$Andover.$A$1:.$AMJ$1048576"/>
        <table:named-range table:name="Ashford" table:base-cell-address="$'Regional Total'.$A$1" table:cell-range-address="$Ashford.$A$1:.$AMJ$1048576"/>
        <table:named-range table:name="Basingstoke" table:base-cell-address="$'Regional Total'.$A$1" table:cell-range-address="$Basingstoke.$A$1:.$AMJ$1048576"/>
        <table:named-range table:name="Bognor" table:base-cell-address="$'Regional Total'.$A$1" table:cell-range-address="$'Bognor Regis'.$A$1:.$AMJ$1048576"/>
        <table:named-range table:name="Brighton" table:base-cell-address="$'Regional Total'.$A$1" table:cell-range-address="$Brighton.$A$1:.$AMJ$1048576"/>
        <table:named-range table:name="Broadstairs" table:base-cell-address="$'Regional Total'.$A$1" table:cell-range-address="$Broadstairs.$A$1:.$AMJ$1048576"/>
        <table:named-range table:name="Eastbourne" table:base-cell-address="$'Regional Total'.$A$1" table:cell-range-address="$Eastbourne.$A$1:.$AMJ$1048576"/>
        <table:named-range table:name="Exmouth" table:base-cell-address="$'Regional Total'.$A$1" table:cell-range-address="$Exmouth.$A$1:.$AMJ$1048576"/>
        <table:named-range table:name="Northumberland" table:base-cell-address="$'Regional Total'.$A$1" table:cell-range-address="$'Northumberland Heath'.$A$1:.$AMJ$1048576"/>
        <table:named-range table:name="Polegate" table:base-cell-address="$'Regional Total'.$A$1" table:cell-range-address="$Polegate.$A$1:.$AMJ$1048576"/>
        <table:named-range table:name="Ramsgate" table:base-cell-address="$'Regional Total'.$A$1" table:cell-range-address="$Ramsgate.$A$1:.$AMJ$1048576"/>
        <table:named-range table:name="Sheerness" table:base-cell-address="$'Regional Total'.$A$1" table:cell-range-address="$Sheerness.$A$1:.$AMJ$1048576"/>
        <table:named-range table:name="Sittingbourne" table:base-cell-address="$'Regional Total'.$A$1" table:cell-range-address="$Sittingbourne.$A$1:.$AMJ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 number:grouping="true"/>
    </number:number-style>
    <number:number-style style:name="N108">
      <number:text>£</number:text>
      <number:number number:decimal-places="2" number:min-integer-digits="1" number:grouping="true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" style:display-name="Excel Built-in Normal 1 2 2 2 2 2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" style:display-name="Excel Built-in Normal 1 2 2 2 2 2 2 2 2 2 2 2 2 2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" style:display-name="Excel Built-in Normal 1 2 2 2 2 2 2 2 2 2 2 2 2 2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" style:display-name="Excel Built-in Normal 1 2 2 2 2 2 2 2 2 2 2 2 2 2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" style:display-name="Excel Built-in Normal 1 2 2 2 2 2 2 2 2 2 2 2 2 2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" style:display-name="Excel Built-in Normal 1 2 2 2 2 2 2 2 2 2 2 2 2 2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_20_2" style:display-name="Excel Built-in Normal 1 2 2 2 2 2 2 2 2 2 2 2 2 2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_20_2_20_2" style:display-name="Excel Built-in Normal 1 2 2 2 2 2 2 2 2 2 2 2 2 2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_20_2_20_2_20_2" style:display-name="Excel Built-in Normal 1 2 2 2 2 2 2 2 2 2 2 2 2 2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_20_2_20_2_20_2_20_2" style:display-name="Excel Built-in Normal 1 2 2 2 2 2 2 2 2 2 2 2 2 2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_20_3" style:display-name="Excel Built-in Normal 1 2 2 2 2 2 2 2 2 2 2 2 2 2 3 3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_20_3_20_2" style:display-name="Excel Built-in Normal 1 2 2 2 2 2 2 2 2 2 2 2 2 2 3 3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2_20_2_20_2_20_3_20_2_20_2" style:display-name="Excel Built-in Normal 1 2 2 2 2 2 2 2 2 2 2 2 2 2 3 3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3" style:display-name="Excel Built-in Normal 1 2 2 2 2 2 2 2 2 2 2 2 2 2 3 3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3_20_2" style:display-name="Excel Built-in Normal 1 2 2 2 2 2 2 2 2 2 2 2 2 2 3 3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2_20_3_20_2_20_2" style:display-name="Excel Built-in Normal 1 2 2 2 2 2 2 2 2 2 2 2 2 2 3 3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3" style:display-name="Excel Built-in Normal 1 2 2 2 2 2 2 2 2 2 2 2 2 2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3_20_2" style:display-name="Excel Built-in Normal 1 2 2 2 2 2 2 2 2 2 2 2 2 2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2_20_2_20_2_20_2_20_2_20_3_20_3_20_3_20_2_20_2" style:display-name="Excel Built-in Normal 1 2 2 2 2 2 2 2 2 2 2 2 2 2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" style:display-name="Excel Built-in Normal 1 2 2 2 2 2 2 2 2 3 2 2 2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" style:display-name="Excel Built-in Normal 1 2 2 2 2 2 2 2 2 3 2 2 2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" style:display-name="Excel Built-in Normal 1 2 2 2 2 2 2 2 2 3 2 2 2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" style:display-name="Excel Built-in Normal 1 2 2 2 2 2 2 2 2 3 2 2 2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" style:display-name="Excel Built-in Normal 1 2 2 2 2 2 2 2 2 3 2 2 2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_20_2" style:display-name="Excel Built-in Normal 1 2 2 2 2 2 2 2 2 3 2 2 2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_20_2_20_2" style:display-name="Excel Built-in Normal 1 2 2 2 2 2 2 2 2 3 2 2 2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_20_2_20_2_20_2" style:display-name="Excel Built-in Normal 1 2 2 2 2 2 2 2 2 3 2 2 2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_20_2_20_2_20_2_20_2" style:display-name="Excel Built-in Normal 1 2 2 2 2 2 2 2 2 3 2 2 2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_20_2_20_2_20_2_20_2_20_2" style:display-name="Excel Built-in Normal 1 2 2 2 2 2 2 2 2 3 2 2 2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_20_2_20_2_20_3" style:display-name="Excel Built-in Normal 1 2 2 2 2 2 2 2 2 3 2 2 2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2_20_2_20_3_20_2_20_2_20_2_20_3_20_3_20_2_20_2_20_2_20_2_20_2_20_2_20_3_20_2" style:display-name="Excel Built-in Normal 1 2 2 2 2 2 2 2 2 3 2 2 2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" style:display-name="Excel Built-in Normal 1 2 2 2 2 2 2 3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" style:display-name="Excel Built-in Normal 1 2 2 2 2 2 2 3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_20_2" style:display-name="Excel Built-in Normal 1 2 2 2 2 2 2 3 2 2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_20_2_20_2" style:display-name="Excel Built-in Normal 1 2 2 2 2 2 2 3 2 2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_20_2_20_2_20_2" style:display-name="Excel Built-in Normal 1 2 2 2 2 2 2 3 2 2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_20_2_20_2_20_2_20_2" style:display-name="Excel Built-in Normal 1 2 2 2 2 2 2 3 2 2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_20_2_20_2_20_2_20_2_20_2" style:display-name="Excel Built-in Normal 1 2 2 2 2 2 2 3 2 2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_20_2_20_2_20_2_20_2_20_2_20_2" style:display-name="Excel Built-in Normal 1 2 2 2 2 2 2 3 2 2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2_20_2_20_3_20_2_20_2_20_2_20_2_20_2_20_2_20_2_20_2_20_2" style:display-name="Excel Built-in Normal 1 2 2 2 2 2 2 3 2 2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" style:display-name="Excel Built-in Normal 1 2 2 2 2 2 2 3 3 2 2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" style:display-name="Excel Built-in Normal 1 2 2 2 2 2 2 3 3 2 2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" style:display-name="Excel Built-in Normal 1 2 2 2 2 2 2 3 3 2 2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" style:display-name="Excel Built-in Normal 1 2 2 2 2 2 2 3 3 2 2 3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" style:display-name="Excel Built-in Normal 1 2 2 2 2 2 2 3 3 2 2 3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_20_2" style:display-name="Excel Built-in Normal 1 2 2 2 2 2 2 3 3 2 2 3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_20_2_20_2" style:display-name="Excel Built-in Normal 1 2 2 2 2 2 2 3 3 2 2 3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_20_2_20_2_20_2" style:display-name="Excel Built-in Normal 1 2 2 2 2 2 2 3 3 2 2 3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_20_2_20_2_20_2_20_2" style:display-name="Excel Built-in Normal 1 2 2 2 2 2 2 3 3 2 2 3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_20_2_20_2_20_2_20_2_20_2" style:display-name="Excel Built-in Normal 1 2 2 2 2 2 2 3 3 2 2 3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_20_2_20_2_20_3" style:display-name="Excel Built-in Normal 1 2 2 2 2 2 2 3 3 2 2 3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2_20_2_20_3_20_3_20_3_20_2_20_2_20_2_20_2_20_2_20_2_20_3_20_2" style:display-name="Excel Built-in Normal 1 2 2 2 2 2 2 3 3 2 2 3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" style:display-name="Excel Built-in Normal 1 2 2 2 2 2 2 3 3 3 2 2 2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" style:display-name="Excel Built-in Normal 1 2 2 2 2 2 2 3 3 3 2 2 2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" style:display-name="Excel Built-in Normal 1 2 2 2 2 2 2 3 3 3 2 2 2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" style:display-name="Excel Built-in Normal 1 2 2 2 2 2 2 3 3 3 2 2 2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" style:display-name="Excel Built-in Normal 1 2 2 2 2 2 2 3 3 3 2 2 2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_20_2" style:display-name="Excel Built-in Normal 1 2 2 2 2 2 2 3 3 3 2 2 2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_20_2_20_2" style:display-name="Excel Built-in Normal 1 2 2 2 2 2 2 3 3 3 2 2 2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_20_2_20_2_20_2" style:display-name="Excel Built-in Normal 1 2 2 2 2 2 2 3 3 3 2 2 2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_20_2_20_2_20_2_20_2" style:display-name="Excel Built-in Normal 1 2 2 2 2 2 2 3 3 3 2 2 2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_20_2_20_2_20_2_20_2_20_2" style:display-name="Excel Built-in Normal 1 2 2 2 2 2 2 3 3 3 2 2 2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_20_2_20_2_20_3" style:display-name="Excel Built-in Normal 1 2 2 2 2 2 2 3 3 3 2 2 2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_20_2_20_2_20_2_20_2_20_2_20_2_20_3_20_3_20_3_20_2_20_2_20_2_20_3_20_3_20_2_20_2_20_2_20_2_20_2_20_2_20_3_20_2" style:display-name="Excel Built-in Normal 1 2 2 2 2 2 2 3 3 3 2 2 2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" style:display-name="Excel Built-in Normal 10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" style:display-name="Excel Built-in Normal 10 2 2 2 2 2 2 2 2 2 2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" style:display-name="Excel Built-in Normal 10 2 2 2 2 2 2 2 2 2 2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" style:display-name="Excel Built-in Normal 10 2 2 2 2 2 2 2 2 2 2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" style:display-name="Excel Built-in Normal 10 2 2 2 2 2 2 2 2 2 2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" style:display-name="Excel Built-in Normal 10 2 2 2 2 2 2 2 2 2 2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_20_2" style:display-name="Excel Built-in Normal 10 2 2 2 2 2 2 2 2 2 2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_20_2_20_2" style:display-name="Excel Built-in Normal 10 2 2 2 2 2 2 2 2 2 2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_20_2_20_2_20_2" style:display-name="Excel Built-in Normal 10 2 2 2 2 2 2 2 2 2 2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_20_2_20_2_20_2_20_2" style:display-name="Excel Built-in Normal 10 2 2 2 2 2 2 2 2 2 2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_20_2_20_2_20_2_20_2_20_2" style:display-name="Excel Built-in Normal 10 2 2 2 2 2 2 2 2 2 2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_20_2_20_2_20_3" style:display-name="Excel Built-in Normal 10 2 2 2 2 2 2 2 2 2 2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2_20_2_20_2_20_2_20_2_20_2_20_3_20_2" style:display-name="Excel Built-in Normal 10 2 2 2 2 2 2 2 2 2 2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3" style:display-name="Excel Built-in Normal 10 2 2 2 2 2 2 2 2 2 2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3_20_2" style:display-name="Excel Built-in Normal 10 2 2 2 2 2 2 2 2 2 2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0_20_2_20_2_20_2_20_2_20_2_20_2_20_2_20_2_20_2_20_2_20_3_20_3_20_3_20_2_20_2" style:display-name="Excel Built-in Normal 10 2 2 2 2 2 2 2 2 2 2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1" style:display-name="Excel Built-in Normal 1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1_20_2" style:display-name="Excel Built-in Normal 11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1_20_2_20_2" style:display-name="Excel Built-in Normal 11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2" style:display-name="Excel Built-in Normal 1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2_20_2" style:display-name="Excel Built-in Normal 1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2_20_2_20_2" style:display-name="Excel Built-in Normal 1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" style:display-name="Excel Built-in Normal 1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" style:display-name="Excel Built-in Normal 1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" style:display-name="Excel Built-in Normal 1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" style:display-name="Excel Built-in Normal 1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" style:display-name="Excel Built-in Normal 1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_20_2" style:display-name="Excel Built-in Normal 1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_20_2_20_2" style:display-name="Excel Built-in Normal 1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_20_2_20_2_20_2" style:display-name="Excel Built-in Normal 1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_20_2_20_2_20_2_20_2" style:display-name="Excel Built-in Normal 1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_20_2_20_2_20_2_20_2_20_2" style:display-name="Excel Built-in Normal 13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_20_3" style:display-name="Excel Built-in Normal 13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2_20_2_20_3_20_2" style:display-name="Excel Built-in Normal 13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3" style:display-name="Excel Built-in Normal 13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3_20_2" style:display-name="Excel Built-in Normal 13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3_20_2_20_2_20_2_20_3_20_2_20_2" style:display-name="Excel Built-in Normal 13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4" style:display-name="Excel Built-in Normal 1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4_20_2" style:display-name="Excel Built-in Normal 14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4_20_2_20_2" style:display-name="Excel Built-in Normal 14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4_20_3" style:display-name="Excel Built-in Normal 14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4_20_3_20_2" style:display-name="Excel Built-in Normal 14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5" style:display-name="Excel Built-in Normal 1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5_20_2" style:display-name="Excel Built-in Normal 15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5_20_2_20_2" style:display-name="Excel Built-in Normal 15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5_20_3" style:display-name="Excel Built-in Normal 15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" style:display-name="Excel Built-in Normal 1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" style:display-name="Excel Built-in Normal 16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" style:display-name="Excel Built-in Normal 16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_20_2" style:display-name="Excel Built-in Normal 16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_20_2_20_2" style:display-name="Excel Built-in Normal 16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_20_2_20_2_20_2" style:display-name="Excel Built-in Normal 16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_20_2_20_2_20_2_20_2" style:display-name="Excel Built-in Normal 16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_20_2_20_2_20_2_20_2_20_2" style:display-name="Excel Built-in Normal 16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_20_2_20_2_20_2_20_2_20_2_20_2" style:display-name="Excel Built-in Normal 16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6_20_2_20_2_20_2_20_2_20_2_20_2_20_2_20_2_20_2" style:display-name="Excel Built-in Normal 16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7" style:display-name="Excel Built-in Normal 1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8" style:display-name="Excel Built-in Normal 18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" style:display-name="Excel Built-in Normal 19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" style:display-name="Excel Built-in Normal 19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_20_2" style:display-name="Excel Built-in Normal 19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_20_2_20_2" style:display-name="Excel Built-in Normal 19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_20_2_20_2_20_2" style:display-name="Excel Built-in Normal 19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_20_2_20_2_20_2_20_2" style:display-name="Excel Built-in Normal 19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_20_2_20_2_20_2_20_2_20_2" style:display-name="Excel Built-in Normal 19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_20_2_20_2_20_2_20_2_20_2_20_2" style:display-name="Excel Built-in Normal 19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9_20_2_20_2_20_2_20_2_20_2_20_2_20_2_20_2_20_2" style:display-name="Excel Built-in Normal 19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" style:display-name="Excel Built-in Normal 2 2 2 3 2 2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" style:display-name="Excel Built-in Normal 2 2 2 3 2 2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" style:display-name="Excel Built-in Normal 2 2 2 3 2 2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" style:display-name="Excel Built-in Normal 2 2 2 3 2 2 3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" style:display-name="Excel Built-in Normal 2 2 2 3 2 2 3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_20_2" style:display-name="Excel Built-in Normal 2 2 2 3 2 2 3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_20_2_20_2" style:display-name="Excel Built-in Normal 2 2 2 3 2 2 3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_20_2_20_2_20_2" style:display-name="Excel Built-in Normal 2 2 2 3 2 2 3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_20_2_20_2_20_2_20_2" style:display-name="Excel Built-in Normal 2 2 2 3 2 2 3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_20_2_20_2_20_2_20_2_20_2" style:display-name="Excel Built-in Normal 2 2 2 3 2 2 3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_20_2_20_2_20_3" style:display-name="Excel Built-in Normal 2 2 2 3 2 2 3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2_20_2_20_2_20_3_20_2" style:display-name="Excel Built-in Normal 2 2 2 3 2 2 3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3" style:display-name="Excel Built-in Normal 2 2 2 3 2 2 3 3 3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3_20_2" style:display-name="Excel Built-in Normal 2 2 2 3 2 2 3 3 3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_20_2_20_2_20_3_20_2_20_2_20_3_20_3_20_3_20_2_20_2_20_2_20_3_20_2_20_2" style:display-name="Excel Built-in Normal 2 2 2 3 2 2 3 3 3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" style:display-name="Excel Built-in Normal 2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" style:display-name="Excel Built-in Normal 2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" style:display-name="Excel Built-in Normal 2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" style:display-name="Excel Built-in Normal 2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2" style:display-name="Excel Built-in Normal 2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2_20_2" style:display-name="Excel Built-in Normal 2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2_20_2_20_2" style:display-name="Excel Built-in Normal 2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2_20_2_20_2_20_2" style:display-name="Excel Built-in Normal 2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2_20_2_20_2_20_2_20_2" style:display-name="Excel Built-in Normal 2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3" style:display-name="Excel Built-in Normal 23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3_20_2" style:display-name="Excel Built-in Normal 23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2_20_2_20_3_20_2_20_2" style:display-name="Excel Built-in Normal 23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3" style:display-name="Excel Built-in Normal 23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3_20_2" style:display-name="Excel Built-in Normal 23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3_20_2_20_3_20_2_20_2" style:display-name="Excel Built-in Normal 23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" style:display-name="Excel Built-in Normal 2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" style:display-name="Excel Built-in Normal 25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_20_2" style:display-name="Excel Built-in Normal 25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_20_2_20_2" style:display-name="Excel Built-in Normal 25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_20_2_20_2_20_2" style:display-name="Excel Built-in Normal 25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_20_2_20_2_20_2_20_2" style:display-name="Excel Built-in Normal 25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_20_2_20_2_20_2_20_2_20_2" style:display-name="Excel Built-in Normal 25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_20_2_20_2_20_2_20_2_20_2_20_2" style:display-name="Excel Built-in Normal 25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5_20_2_20_2_20_2_20_2_20_2_20_2_20_2_20_2" style:display-name="Excel Built-in Normal 25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" style:display-name="Excel Built-in Normal 2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" style:display-name="Excel Built-in Normal 26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_20_2" style:display-name="Excel Built-in Normal 26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_20_2_20_2" style:display-name="Excel Built-in Normal 26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_20_2_20_2_20_2" style:display-name="Excel Built-in Normal 26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_20_2_20_2_20_2_20_2" style:display-name="Excel Built-in Normal 26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_20_2_20_2_20_2_20_2_20_2" style:display-name="Excel Built-in Normal 26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_20_2_20_2_20_2_20_2_20_2_20_2" style:display-name="Excel Built-in Normal 26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6_20_2_20_2_20_2_20_2_20_2_20_2_20_2_20_2" style:display-name="Excel Built-in Normal 26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" style:display-name="Excel Built-in Normal 27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" style:display-name="Excel Built-in Normal 27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_20_2" style:display-name="Excel Built-in Normal 27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_20_2_20_2" style:display-name="Excel Built-in Normal 27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_20_2_20_2_20_2" style:display-name="Excel Built-in Normal 27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_20_2_20_2_20_2_20_2" style:display-name="Excel Built-in Normal 27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_20_2_20_2_20_2_20_2_20_2" style:display-name="Excel Built-in Normal 27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_20_2_20_2_20_2_20_2_20_2_20_2" style:display-name="Excel Built-in Normal 27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7_20_2_20_2_20_2_20_2_20_2_20_2_20_2_20_2_20_2_20_2_20_2" style:display-name="Excel Built-in Normal 27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" style:display-name="Excel Built-in 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" style:display-name="Excel Built-in Normal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_20_2" style:display-name="Excel Built-in Normal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_20_2_20_2" style:display-name="Excel Built-in Normal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_20_2_20_2_20_2" style:display-name="Excel Built-in Normal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_20_2_20_2_20_2_20_2" style:display-name="Excel Built-in Normal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_20_3" style:display-name="Excel Built-in Normal 3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_20_3_20_2" style:display-name="Excel Built-in Normal 3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_20_2_20_3_20_2_20_2" style:display-name="Excel Built-in Normal 3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" style:display-name="Excel Built-in Normal 3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" style:display-name="Excel Built-in Normal 31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_20_2" style:display-name="Excel Built-in Normal 31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_20_2_20_2" style:display-name="Excel Built-in Normal 31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_20_2_20_2_20_2" style:display-name="Excel Built-in Normal 31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_20_2_20_2_20_2_20_2" style:display-name="Excel Built-in Normal 31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_20_2_20_2_20_2_20_2_20_2" style:display-name="Excel Built-in Normal 31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_20_2_20_2_20_2_20_2_20_2_20_2" style:display-name="Excel Built-in Normal 31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1_20_2_20_2_20_2_20_2_20_2_20_2_20_2_20_2" style:display-name="Excel Built-in Normal 31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" style:display-name="Excel Built-in Normal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" style:display-name="Excel Built-in Normal 4 2 3 3 2 2 2 2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" style:display-name="Excel Built-in Normal 4 2 3 3 2 2 2 2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" style:display-name="Excel Built-in Normal 4 2 3 3 2 2 2 2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" style:display-name="Excel Built-in Normal 4 2 3 3 2 2 2 2 3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" style:display-name="Excel Built-in Normal 4 2 3 3 2 2 2 2 3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_20_2" style:display-name="Excel Built-in Normal 4 2 3 3 2 2 2 2 3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_20_2_20_2" style:display-name="Excel Built-in Normal 4 2 3 3 2 2 2 2 3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_20_2_20_2_20_2" style:display-name="Excel Built-in Normal 4 2 3 3 2 2 2 2 3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_20_2_20_2_20_2_20_2" style:display-name="Excel Built-in Normal 4 2 3 3 2 2 2 2 3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_20_2_20_2_20_2_20_2_20_2" style:display-name="Excel Built-in Normal 4 2 3 3 2 2 2 2 3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_20_2_20_2_20_3" style:display-name="Excel Built-in Normal 4 2 3 3 2 2 2 2 3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4_20_2_20_3_20_3_20_2_20_2_20_2_20_2_20_3_20_3_20_3_20_2_20_2_20_2_20_2_20_2_20_2_20_3_20_2" style:display-name="Excel Built-in Normal 4 2 3 3 2 2 2 2 3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5" style:display-name="Excel Built-in Normal 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5_20_2" style:display-name="Excel Built-in Normal 5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5_20_2_20_2" style:display-name="Excel Built-in Normal 5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5_20_2_20_2_20_2" style:display-name="Excel Built-in Normal 5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6" style:display-name="Excel Built-in Normal 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6_20_2" style:display-name="Excel Built-in Normal 6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6_20_2_20_2" style:display-name="Excel Built-in Normal 6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6_20_2_20_2_20_2" style:display-name="Excel Built-in Normal 6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6_20_3" style:display-name="Excel Built-in Normal 6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6_20_3_20_2" style:display-name="Excel Built-in Normal 6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6_20_3_20_2_20_2" style:display-name="Excel Built-in Normal 6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7" style:display-name="Excel Built-in Normal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7_20_2" style:display-name="Excel Built-in Normal 7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7_20_2_20_2" style:display-name="Excel Built-in Normal 7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7_20_2_20_2_20_2" style:display-name="Excel Built-in Normal 7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7_20_3" style:display-name="Excel Built-in Normal 7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7_20_3_20_2" style:display-name="Excel Built-in Normal 7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7_20_3_20_2_20_2" style:display-name="Excel Built-in Normal 7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" style:display-name="Excel Built-in Normal 8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2" style:display-name="Excel Built-in Normal 8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2_20_2" style:display-name="Excel Built-in Normal 8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2_20_2_20_2" style:display-name="Excel Built-in Normal 8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2_20_2_20_2_20_2" style:display-name="Excel Built-in Normal 8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2_20_3" style:display-name="Excel Built-in Normal 8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2_20_3_20_2" style:display-name="Excel Built-in Normal 8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3" style:display-name="Excel Built-in Normal 8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3_20_2" style:display-name="Excel Built-in Normal 8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8_20_3_20_2_20_2" style:display-name="Excel Built-in Normal 8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9" style:display-name="Excel Built-in Normal 9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9_20_2" style:display-name="Excel Built-in Normal 9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9_20_2_20_2" style:display-name="Excel Built-in Normal 9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9_20_2_20_2_20_2" style:display-name="Excel Built-in Normal 9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9_20_2_20_2_20_2_20_2" style:display-name="Excel Built-in Normal 9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9_20_2_20_3" style:display-name="Excel Built-in Normal 9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9_20_2_20_3_20_2" style:display-name="Excel Built-in Normal 9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" style:display-name="Heading 1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" style:display-name="Heading 1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" style:display-name="Heading 1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" style:display-name="Heading 1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2" style:display-name="Heading 1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2_20_2" style:display-name="Heading 1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2_20_2_20_2" style:display-name="Heading 1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2_20_2_20_2_20_2" style:display-name="Heading 1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2_20_3" style:display-name="Heading 1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2_20_3_20_2" style:display-name="Heading 1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3" style:display-name="Heading 1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3_20_2" style:display-name="Heading 1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2_20_3_20_2_20_2" style:display-name="Heading 1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3" style:display-name="Heading 1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3_20_2" style:display-name="Heading 1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2_20_3_20_2_20_2" style:display-name="Heading 1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3" style:display-name="Heading 1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3_20_2" style:display-name="Heading 1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2_20_3_20_2_20_2" style:display-name="Heading 1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3" style:display-name="Heading 1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3_20_2" style:display-name="Heading 1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2_20_3_20_2_20_2" style:display-name="Heading 1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3" style:display-name="Heading 1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3_20_2" style:display-name="Heading 1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_20_1_20_3_20_2_20_2" style:display-name="Heading 1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" style:display-name="Heading1 1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" style:display-name="Heading1 1 2 2 2 2 4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2" style:display-name="Heading1 1 2 2 2 2 4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2_20_2" style:display-name="Heading1 1 2 2 2 2 4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2_20_2_20_2" style:display-name="Heading1 1 2 2 2 2 4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" style:display-name="Heading1 1 2 2 2 2 4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" style:display-name="Heading1 1 2 2 2 2 4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" style:display-name="Heading1 1 2 2 2 2 4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" style:display-name="Heading1 1 2 2 2 2 4 2 2 2 2 2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" style:display-name="Heading1 1 2 2 2 2 4 2 2 2 2 2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" style:display-name="Heading1 1 2 2 2 2 4 2 2 2 2 2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2" style:display-name="Heading1 1 2 2 2 2 4 2 2 2 2 2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2_20_2" style:display-name="Heading1 1 2 2 2 2 4 2 2 2 2 2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2_20_2_20_2" style:display-name="Heading1 1 2 2 2 2 4 2 2 2 2 2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2_20_2_20_2_20_2" style:display-name="Heading1 1 2 2 2 2 4 2 2 2 2 2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2_20_3" style:display-name="Heading1 1 2 2 2 2 4 2 2 2 2 2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2_20_3_20_2" style:display-name="Heading1 1 2 2 2 2 4 2 2 2 2 2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3" style:display-name="Heading1 1 2 2 2 2 4 2 2 2 2 2 3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3_20_2" style:display-name="Heading1 1 2 2 2 2 4 2 2 2 2 2 3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2_20_3_20_2_20_2" style:display-name="Heading1 1 2 2 2 2 4 2 2 2 2 2 3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3" style:display-name="Heading1 1 2 2 2 2 4 2 2 2 2 2 3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3_20_2" style:display-name="Heading1 1 2 2 2 2 4 2 2 2 2 2 3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2_20_3_20_2_20_2" style:display-name="Heading1 1 2 2 2 2 4 2 2 2 2 2 3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3" style:display-name="Heading1 1 2 2 2 2 4 2 2 2 2 2 3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3_20_2" style:display-name="Heading1 1 2 2 2 2 4 2 2 2 2 2 3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2_20_3_20_2_20_2" style:display-name="Heading1 1 2 2 2 2 4 2 2 2 2 2 3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3" style:display-name="Heading1 1 2 2 2 2 4 2 2 2 2 2 3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3_20_2" style:display-name="Heading1 1 2 2 2 2 4 2 2 2 2 2 3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2_20_3_20_2_20_2" style:display-name="Heading1 1 2 2 2 2 4 2 2 2 2 2 3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3" style:display-name="Heading1 1 2 2 2 2 4 2 2 2 2 2 3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3_20_2" style:display-name="Heading1 1 2 2 2 2 4 2 2 2 2 2 3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2_20_3_20_2_20_2" style:display-name="Heading1 1 2 2 2 2 4 2 2 2 2 2 3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3" style:display-name="Heading1 1 2 2 2 2 4 2 2 2 2 2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3_20_2" style:display-name="Heading1 1 2 2 2 2 4 2 2 2 2 2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2_20_2_20_2_20_4_20_2_20_2_20_2_20_2_20_2_20_3_20_3_20_2_20_2" style:display-name="Heading1 1 2 2 2 2 4 2 2 2 2 2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" style:display-name="Heading1 1 2 3 2 2 3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" style:display-name="Heading1 1 2 3 2 2 3 2 2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" style:display-name="Heading1 1 2 3 2 2 3 2 2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" style:display-name="Heading1 1 2 3 2 2 3 2 2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" style:display-name="Heading1 1 2 3 2 2 3 2 2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" style:display-name="Heading1 1 2 3 2 2 3 2 2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2" style:display-name="Heading1 1 2 3 2 2 3 2 2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2_20_2" style:display-name="Heading1 1 2 3 2 2 3 2 2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2_20_2_20_2" style:display-name="Heading1 1 2 3 2 2 3 2 2 3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2_20_2_20_2_20_2" style:display-name="Heading1 1 2 3 2 2 3 2 2 3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2_20_3" style:display-name="Heading1 1 2 3 2 2 3 2 2 3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2_20_3_20_2" style:display-name="Heading1 1 2 3 2 2 3 2 2 3 2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3" style:display-name="Heading1 1 2 3 2 2 3 2 2 3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3_20_2" style:display-name="Heading1 1 2 3 2 2 3 2 2 3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2_20_3_20_2_20_2" style:display-name="Heading1 1 2 3 2 2 3 2 2 3 2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3" style:display-name="Heading1 1 2 3 2 2 3 2 2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3_20_2" style:display-name="Heading1 1 2 3 2 2 3 2 2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2_20_3_20_2_20_2" style:display-name="Heading1 1 2 3 2 2 3 2 2 3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3" style:display-name="Heading1 1 2 3 2 2 3 2 2 3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3_20_2" style:display-name="Heading1 1 2 3 2 2 3 2 2 3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2_20_3_20_2_20_2" style:display-name="Heading1 1 2 3 2 2 3 2 2 3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3" style:display-name="Heading1 1 2 3 2 2 3 2 2 3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3_20_2" style:display-name="Heading1 1 2 3 2 2 3 2 2 3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2_20_3_20_2_20_2" style:display-name="Heading1 1 2 3 2 2 3 2 2 3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3" style:display-name="Heading1 1 2 3 2 2 3 2 2 3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3_20_2" style:display-name="Heading1 1 2 3 2 2 3 2 2 3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2_20_3_20_2_20_2" style:display-name="Heading1 1 2 3 2 2 3 2 2 3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3" style:display-name="Heading1 1 2 3 2 2 3 2 2 3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3_20_2" style:display-name="Heading1 1 2 3 2 2 3 2 2 3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_20_2_20_3_20_2_20_2_20_3_20_2_20_2_20_3_20_2_20_2_20_3_20_2_20_2" style:display-name="Heading1 1 2 3 2 2 3 2 2 3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0" style:display-name="Heading1 10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" style:display-name="Heading1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" style:display-name="Heading1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2" style:display-name="Heading1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2_20_2" style:display-name="Heading1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2_20_2_20_2" style:display-name="Heading1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2_20_2_20_2_20_2" style:display-name="Heading1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2_20_3" style:display-name="Heading1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2_20_3_20_2" style:display-name="Heading1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3" style:display-name="Heading1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3_20_2" style:display-name="Heading1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2_20_3_20_2_20_2" style:display-name="Heading1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3" style:display-name="Heading1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3_20_2" style:display-name="Heading1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2_20_3_20_2_20_2" style:display-name="Heading1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3" style:display-name="Heading1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3_20_2" style:display-name="Heading1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_20_3_20_2_20_2" style:display-name="Heading1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" style:display-name="Heading1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" style:display-name="Heading1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" style:display-name="Heading1 3 2 2 3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2" style:display-name="Heading1 3 2 2 3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2_20_2" style:display-name="Heading1 3 2 2 3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2_20_2_20_2" style:display-name="Heading1 3 2 2 3 2 2 2 2 2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" style:display-name="Heading1 3 2 2 3 2 2 2 2 2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" style:display-name="Heading1 3 2 2 3 2 2 2 2 2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" style:display-name="Heading1 3 2 2 3 2 2 2 2 2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" style:display-name="Heading1 3 2 2 3 2 2 2 2 2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" style:display-name="Heading1 3 2 2 3 2 2 2 2 2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" style:display-name="Heading1 3 2 2 3 2 2 2 2 2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2" style:display-name="Heading1 3 2 2 3 2 2 2 2 2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2_20_2" style:display-name="Heading1 3 2 2 3 2 2 2 2 2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2_20_2_20_2" style:display-name="Heading1 3 2 2 3 2 2 2 2 2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2_20_2_20_2_20_2" style:display-name="Heading1 3 2 2 3 2 2 2 2 2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2_20_3" style:display-name="Heading1 3 2 2 3 2 2 2 2 2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2_20_3_20_2" style:display-name="Heading1 3 2 2 3 2 2 2 2 2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3" style:display-name="Heading1 3 2 2 3 2 2 2 2 2 3 3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3_20_2" style:display-name="Heading1 3 2 2 3 2 2 2 2 2 3 3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2_20_3_20_2_20_2" style:display-name="Heading1 3 2 2 3 2 2 2 2 2 3 3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3" style:display-name="Heading1 3 2 2 3 2 2 2 2 2 3 3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3_20_2" style:display-name="Heading1 3 2 2 3 2 2 2 2 2 3 3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2_20_3_20_2_20_2" style:display-name="Heading1 3 2 2 3 2 2 2 2 2 3 3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3" style:display-name="Heading1 3 2 2 3 2 2 2 2 2 3 3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3_20_2" style:display-name="Heading1 3 2 2 3 2 2 2 2 2 3 3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2_20_3_20_2_20_2" style:display-name="Heading1 3 2 2 3 2 2 2 2 2 3 3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3" style:display-name="Heading1 3 2 2 3 2 2 2 2 2 3 3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3_20_2" style:display-name="Heading1 3 2 2 3 2 2 2 2 2 3 3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2_20_3_20_2_20_2" style:display-name="Heading1 3 2 2 3 2 2 2 2 2 3 3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3" style:display-name="Heading1 3 2 2 3 2 2 2 2 2 3 3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3_20_2" style:display-name="Heading1 3 2 2 3 2 2 2 2 2 3 3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2_20_3_20_2_20_2" style:display-name="Heading1 3 2 2 3 2 2 2 2 2 3 3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3" style:display-name="Heading1 3 2 2 3 2 2 2 2 2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3_20_2" style:display-name="Heading1 3 2 2 3 2 2 2 2 2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3_20_2_20_2_20_3_20_2_20_2_20_2_20_2_20_2_20_3_20_3_20_3_20_2_20_2" style:display-name="Heading1 3 2 2 3 2 2 2 2 2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" style:display-name="Heading1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2" style:display-name="Heading1 4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2_20_2" style:display-name="Heading1 4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2_20_2_20_2" style:display-name="Heading1 4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2_20_2_20_2_20_2" style:display-name="Heading1 4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2_20_3" style:display-name="Heading1 4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2_20_3_20_2" style:display-name="Heading1 4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3" style:display-name="Heading1 4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3_20_2" style:display-name="Heading1 4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4_20_3_20_2_20_2" style:display-name="Heading1 4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5" style:display-name="Heading1 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5_20_2" style:display-name="Heading1 5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5_20_2_20_2" style:display-name="Heading1 5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5_20_2_20_2_20_2" style:display-name="Heading1 5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5_20_3" style:display-name="Heading1 5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5_20_3_20_2" style:display-name="Heading1 5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6" style:display-name="Heading1 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6_20_2" style:display-name="Heading1 6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6_20_2_20_2" style:display-name="Heading1 6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7" style:display-name="Heading1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7_20_2" style:display-name="Heading1 7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7_20_2_20_2" style:display-name="Heading1 7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8" style:display-name="Heading1 8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8_20_2" style:display-name="Heading1 8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8_20_2_20_2" style:display-name="Heading1 8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8_20_3" style:display-name="Heading1 8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9" style:display-name="Heading1 9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" style:display-name="Normal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" style:display-name="Normal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" style:display-name="Normal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" style:display-name="Normal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2" style:display-name="Normal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2_20_2" style:display-name="Normal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2_20_2_20_2" style:display-name="Normal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2_20_2_20_2_20_2" style:display-name="Normal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2_20_3" style:display-name="Normal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2_20_3_20_2" style:display-name="Normal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3" style:display-name="Normal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3_20_2" style:display-name="Normal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2_20_3_20_2_20_2" style:display-name="Normal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3" style:display-name="Normal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3_20_2" style:display-name="Normal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2_20_3_20_2_20_2" style:display-name="Normal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3" style:display-name="Normal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3_20_2" style:display-name="Normal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2_20_3_20_2_20_2" style:display-name="Normal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3" style:display-name="Normal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3_20_2" style:display-name="Normal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2_20_3_20_2_20_2" style:display-name="Normal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3" style:display-name="Normal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3_20_2" style:display-name="Normal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3_20_2_20_2" style:display-name="Normal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Normal_20_2_20_3_20_2_20_2_20_3_20_2_20_2_20_2_20_2_20_2_20_2_20_2" style:display-name="Normal 2 3 2 2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" style:display-name="Normal 2 3 2 2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" style:display-name="Normal 2 3 2 2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" style:display-name="Normal 2 3 2 2 3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" style:display-name="Normal 2 3 2 2 3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" style:display-name="Normal 2 3 2 2 3 2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2" style:display-name="Normal 2 3 2 2 3 2 2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2_20_2" style:display-name="Normal 2 3 2 2 3 2 2 2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2_20_2_20_2" style:display-name="Normal 2 3 2 2 3 2 2 2 2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2_20_2_20_2_20_2" style:display-name="Normal 2 3 2 2 3 2 2 2 2 2 2 2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2_20_3" style:display-name="Normal 2 3 2 2 3 2 2 2 2 2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2_20_3_20_2" style:display-name="Normal 2 3 2 2 3 2 2 2 2 2 2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3" style:display-name="Normal 2 3 2 2 3 2 2 2 2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3_20_2" style:display-name="Normal 2 3 2 2 3 2 2 2 2 2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2_20_3_20_2_20_2" style:display-name="Normal 2 3 2 2 3 2 2 2 2 2 2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3" style:display-name="Normal 2 3 2 2 3 2 2 2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3_20_2" style:display-name="Normal 2 3 2 2 3 2 2 2 2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2_20_3_20_2_20_2" style:display-name="Normal 2 3 2 2 3 2 2 2 2 2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3" style:display-name="Normal 2 3 2 2 3 2 2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3_20_2" style:display-name="Normal 2 3 2 2 3 2 2 2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2_20_3_20_2_20_2" style:display-name="Normal 2 3 2 2 3 2 2 2 2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3" style:display-name="Normal 2 3 2 2 3 2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3_20_2" style:display-name="Normal 2 3 2 2 3 2 2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2_20_3_20_2_20_2" style:display-name="Normal 2 3 2 2 3 2 2 2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3" style:display-name="Normal 2 3 2 2 3 2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3_20_2" style:display-name="Normal 2 3 2 2 3 2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2_20_3_20_2_20_2" style:display-name="Normal 2 3 2 2 3 2 2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3" style:display-name="Normal 2 3 2 2 3 2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3_20_2" style:display-name="Normal 2 3 2 2 3 2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_20_2_20_3_20_2_20_2_20_2_20_2_20_2_20_2_20_2_20_3_20_2_20_2" style:display-name="Normal 2 3 2 2 3 2 2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" style:display-name="Result 1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" style:display-name="Result 1 2 2 2 3 2 2 2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" style:display-name="Result 1 2 2 2 3 2 2 2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" style:display-name="Result 1 2 2 2 3 2 2 2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" style:display-name="Result 1 2 2 2 3 2 2 2 3 3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" style:display-name="Result 1 2 2 2 3 2 2 2 3 3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" style:display-name="Result 1 2 2 2 3 2 2 2 3 3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2" style:display-name="Result 1 2 2 2 3 2 2 2 3 3 3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2_20_2" style:display-name="Result 1 2 2 2 3 2 2 2 3 3 3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2_20_2_20_2" style:display-name="Result 1 2 2 2 3 2 2 2 3 3 3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2_20_2_20_2_20_2" style:display-name="Result 1 2 2 2 3 2 2 2 3 3 3 2 2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2_20_3" style:display-name="Result 1 2 2 2 3 2 2 2 3 3 3 2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2_20_3_20_2" style:display-name="Result 1 2 2 2 3 2 2 2 3 3 3 2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3" style:display-name="Result 1 2 2 2 3 2 2 2 3 3 3 2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3_20_2" style:display-name="Result 1 2 2 2 3 2 2 2 3 3 3 2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2_20_3_20_2_20_2" style:display-name="Result 1 2 2 2 3 2 2 2 3 3 3 2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3" style:display-name="Result 1 2 2 2 3 2 2 2 3 3 3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3_20_2" style:display-name="Result 1 2 2 2 3 2 2 2 3 3 3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2_20_3_20_2_20_2" style:display-name="Result 1 2 2 2 3 2 2 2 3 3 3 2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3" style:display-name="Result 1 2 2 2 3 2 2 2 3 3 3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3_20_2" style:display-name="Result 1 2 2 2 3 2 2 2 3 3 3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2_20_3_20_2_20_2" style:display-name="Result 1 2 2 2 3 2 2 2 3 3 3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3" style:display-name="Result 1 2 2 2 3 2 2 2 3 3 3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3_20_2" style:display-name="Result 1 2 2 2 3 2 2 2 3 3 3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2_20_3_20_2_20_2" style:display-name="Result 1 2 2 2 3 2 2 2 3 3 3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3" style:display-name="Result 1 2 2 2 3 2 2 2 3 3 3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3_20_2" style:display-name="Result 1 2 2 2 3 2 2 2 3 3 3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2_20_3_20_2_20_2" style:display-name="Result 1 2 2 2 3 2 2 2 3 3 3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3" style:display-name="Result 1 2 2 2 3 2 2 2 3 3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3_20_2" style:display-name="Result 1 2 2 2 3 2 2 2 3 3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_20_2_20_2_20_2_20_3_20_2_20_2_20_2_20_3_20_3_20_3_20_3_20_2_20_2" style:display-name="Result 1 2 2 2 3 2 2 2 3 3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10" style:display-name="Result 10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" style:display-name="Result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" style:display-name="Result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" style:display-name="Result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2" style:display-name="Result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2_20_2" style:display-name="Result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2_20_2_20_2" style:display-name="Result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2_20_2_20_2_20_2" style:display-name="Result 2 2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2_20_3" style:display-name="Result 2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2_20_3_20_2" style:display-name="Result 2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3" style:display-name="Result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3_20_2" style:display-name="Result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2_20_3_20_2_20_2" style:display-name="Result 2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3" style:display-name="Result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3_20_2" style:display-name="Result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2_20_3_20_2_20_2" style:display-name="Result 2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3" style:display-name="Result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3_20_2" style:display-name="Result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2_20_3_20_2_20_2" style:display-name="Result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" style:display-name="Result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" style:display-name="Result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2" style:display-name="Result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2_20_2" style:display-name="Result 3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2_20_2_20_2" style:display-name="Result 3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2_20_2_20_2_20_2" style:display-name="Result 3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2_20_3" style:display-name="Result 3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2_20_3_20_2" style:display-name="Result 3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3" style:display-name="Result 3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3_20_2" style:display-name="Result 3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2_20_3_20_2_20_2" style:display-name="Result 3 2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3" style:display-name="Result 3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3_20_2" style:display-name="Result 3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3_20_3_20_2_20_2" style:display-name="Result 3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" style:display-name="Result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2" style:display-name="Result 4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2_20_2" style:display-name="Result 4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2_20_2_20_2" style:display-name="Result 4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2_20_2_20_2_20_2" style:display-name="Result 4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2_20_3" style:display-name="Result 4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2_20_3_20_2" style:display-name="Result 4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3" style:display-name="Result 4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3_20_2" style:display-name="Result 4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4_20_3_20_2_20_2" style:display-name="Result 4 3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5" style:display-name="Result 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5_20_2" style:display-name="Result 5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5_20_2_20_2" style:display-name="Result 5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5_20_2_20_2_20_2" style:display-name="Result 5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5_20_3" style:display-name="Result 5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5_20_3_20_2" style:display-name="Result 5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6" style:display-name="Result 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6_20_2" style:display-name="Result 6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6_20_2_20_2" style:display-name="Result 6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7" style:display-name="Result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7_20_2" style:display-name="Result 7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7_20_2_20_2" style:display-name="Result 7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8" style:display-name="Result 8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8_20_2" style:display-name="Result 8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8_20_2_20_2" style:display-name="Result 8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8_20_3" style:display-name="Result 8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_20_9" style:display-name="Result 9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_20_2" style:display-name="Result2 1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_20_2_20_2" style:display-name="Result2 1 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0" style:display-name="Result2 10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2" style:display-name="Result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2_20_2" style:display-name="Result2 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2_20_2_20_2" style:display-name="Result2 2 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3" style:display-name="Result2 3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3_20_2" style:display-name="Result2 3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3_20_2_20_2" style:display-name="Result2 3 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_20_2" style:display-name="Result2 4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_20_2_20_2" style:display-name="Result2 4 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5" style:display-name="Result2 5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5_20_2" style:display-name="Result2 5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5_20_2_20_2" style:display-name="Result2 5 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6" style:display-name="Result2 6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6_20_2" style:display-name="Result2 6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7" style:display-name="Result2 7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7_20_2" style:display-name="Result2 7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8" style:display-name="Result2 8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8_20_2" style:display-name="Result2 8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8_20_2_20_2" style:display-name="Result2 8 2 2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9" style:display-name="Result2 9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7">07/05/2024</text:date>, <text:time>16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gional_20_Total" style:display-name="PageStyle_Regional 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over" style:display-name="PageStyle_And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ngstoke" style:display-name="PageStyle_Basingsto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hford" style:display-name="PageStyle_Ashfo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gnor_20_Regis" style:display-name="PageStyle_Bognor Reg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ghton" style:display-name="PageStyle_Bright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adstairs" style:display-name="PageStyle_Broadstai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mouth" style:display-name="PageStyle_Exm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tbourne" style:display-name="PageStyle_Eastbour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thumberland_20_Heath" style:display-name="PageStyle_Northumberland He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egate" style:display-name="PageStyle_Poleg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msgate" style:display-name="PageStyle_Ramsg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rness" style:display-name="PageStyle_Sheern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tingbourne" style:display-name="PageStyle_Sittingbour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7T16:58:07.10</dc:date>
    <meta:generator>OpenOffice/4.1.13$Win32 OpenOffice.org_project/4113m1$Build-9810</meta:generator>
    <meta:editing-duration>PT21M49S</meta:editing-duration>
    <meta:editing-cycles>5</meta:editing-cycles>
    <meta:document-statistic meta:table-count="14" meta:cell-count="1216" meta:object-count="0"/>
  </office:meta>
</office:document-meta>
</file>